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3.8988in" svg:y="0.1358in">
            <draw:object draw:notify-on-update-of-ranges="Sheet1.AE2:Sheet1.AE2 Sheet1.AE28:Sheet1.AE28 Sheet1.AE46:Sheet1.AE46 Sheet1.AF2:Sheet1.AF2 Sheet1.AF28:Sheet1.AF28 Sheet1.AF46:Sheet1.AF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9252in" svg:height="3.5429in" svg:x="37.5421in" svg:y="0.2067in">
            <draw:object draw:notify-on-update-of-ranges="Sheet1.AG3:Sheet1.AG4 Sheet1.AH3:Sheet1.AH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1.4969in" svg:y="0.1126in">
            <draw:object draw:notify-on-update-of-ranges="Sheet1.AE4:Sheet1.AE5 Sheet1.AE16:Sheet1.AE16 Sheet1.AE18:Sheet1.AE19 Sheet1.AF4:Sheet1.AF5 Sheet1.AF16:Sheet1.AF16 Sheet1.AF18:Sheet1.AF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53in" svg:height="3.5453in" svg:x="30.2311in" svg:y="3.8902in">
            <draw:object draw:notify-on-update-of-ranges="Sheet1.AE30:Sheet1.AE31 Sheet1.AE34:Sheet1.AE34 Sheet1.AE36:Sheet1.AE37 Sheet1.AF30:Sheet1.AF31 Sheet1.AF34:Sheet1.AF34 Sheet1.AF36:Sheet1.A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0.126in" svg:y="7.8043in">
            <draw:object draw:notify-on-update-of-ranges="Sheet1.AE48:Sheet1.AE49 Sheet1.AE52:Sheet1.AE52 Sheet1.AE54:Sheet1.AE55 Sheet1.AF48:Sheet1.AF49 Sheet1.AF52:Sheet1.AF52 Sheet1.AF54:Sheet1.AF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-146610857011696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8988851566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52394947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764252972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10041346601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857011697E+015" calcext:value-type="float">
            <text:p>1466108570116970</text:p>
          </table:table-cell>
          <table:table-cell office:value-type="float" office:value="1.46610861517289E+015" calcext:value-type="float">
            <text:p>1466108615172890</text:p>
          </table:table-cell>
          <table:table-cell office:value-type="float" office:value="45055918" calcext:value-type="float">
            <text:p>45055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898885157E+015" calcext:value-type="float">
            <text:p>1466108988851570</text:p>
          </table:table-cell>
          <table:table-cell office:value-type="float" office:value="1.46610903391292E+015" calcext:value-type="float">
            <text:p>1466109033912920</text:p>
          </table:table-cell>
          <table:table-cell office:value-type="float" office:value="45061357" calcext:value-type="float">
            <text:p>45061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52394948E+015" calcext:value-type="float">
            <text:p>1466109523949480</text:p>
          </table:table-cell>
          <table:table-cell office:value-type="float" office:value="1.46610956900766E+015" calcext:value-type="float">
            <text:p>1466109569007660</text:p>
          </table:table-cell>
          <table:table-cell office:value-type="float" office:value="45058181" calcext:value-type="float">
            <text:p>45058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76425297E+015" calcext:value-type="float">
            <text:p>1466109764252970</text:p>
          </table:table-cell>
          <table:table-cell office:value-type="float" office:value="1.46610980930863E+015" calcext:value-type="float">
            <text:p>1466109809308630</text:p>
          </table:table-cell>
          <table:table-cell office:value-type="float" office:value="45055654" calcext:value-type="float">
            <text:p>450556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100413466E+015" calcext:value-type="float">
            <text:p>1466110041346600</text:p>
          </table:table-cell>
          <table:table-cell office:value-type="float" office:value="1.46611008640155E+015" calcext:value-type="float">
            <text:p>1466110086401550</text:p>
          </table:table-cell>
          <table:table-cell office:value-type="float" office:value="45054944" calcext:value-type="float">
            <text:p>45054944</text:p>
          </table:table-cell>
          <table:table-cell/>
          <table:table-cell office:value-type="string" calcext:value-type="string">
            <text:p>First boot</text:p>
          </table:table-cell>
          <table:table-cell table:formula="of:=AVERAGE([.E2];[.K2];[.Q2];[.W2];[.AC2])" office:value-type="float" office:value="45057210.8" calcext:value-type="float">
            <text:p>45057210.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_domain</text:p>
          </table:table-cell>
          <table:table-cell office:value-type="float" office:value="1.46610857011698E+015" calcext:value-type="float">
            <text:p>1466108570116980</text:p>
          </table:table-cell>
          <table:table-cell office:value-type="float" office:value="1.46610861517285E+015" calcext:value-type="float">
            <text:p>1466108615172850</text:p>
          </table:table-cell>
          <table:table-cell office:value-type="float" office:value="45055868" calcext:value-type="float">
            <text:p>4505586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eate_domain</text:p>
          </table:table-cell>
          <table:table-cell office:value-type="float" office:value="1.46610898885159E+015" calcext:value-type="float">
            <text:p>1466108988851590</text:p>
          </table:table-cell>
          <table:table-cell office:value-type="float" office:value="1.4661090339129E+015" calcext:value-type="float">
            <text:p>1466109033912900</text:p>
          </table:table-cell>
          <table:table-cell office:value-type="float" office:value="45061308" calcext:value-type="float">
            <text:p>450613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reate_domain</text:p>
          </table:table-cell>
          <table:table-cell office:value-type="float" office:value="1.4661095239495E+015" calcext:value-type="float">
            <text:p>1466109523949500</text:p>
          </table:table-cell>
          <table:table-cell office:value-type="float" office:value="1.46610956900763E+015" calcext:value-type="float">
            <text:p>1466109569007630</text:p>
          </table:table-cell>
          <table:table-cell office:value-type="float" office:value="45058134" calcext:value-type="float">
            <text:p>450581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reate_domain</text:p>
          </table:table-cell>
          <table:table-cell office:value-type="float" office:value="1.46610976425299E+015" calcext:value-type="float">
            <text:p>1466109764252990</text:p>
          </table:table-cell>
          <table:table-cell office:value-type="float" office:value="1.46610980930859E+015" calcext:value-type="float">
            <text:p>1466109809308590</text:p>
          </table:table-cell>
          <table:table-cell office:value-type="float" office:value="45055606" calcext:value-type="float">
            <text:p>450556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reate_domain</text:p>
          </table:table-cell>
          <table:table-cell office:value-type="float" office:value="1.46611004134662E+015" calcext:value-type="float">
            <text:p>1466110041346620</text:p>
          </table:table-cell>
          <table:table-cell office:value-type="float" office:value="1.46611008640152E+015" calcext:value-type="float">
            <text:p>1466110086401520</text:p>
          </table:table-cell>
          <table:table-cell office:value-type="float" office:value="45054895" calcext:value-type="float">
            <text:p>45054895</text:p>
          </table:table-cell>
          <table:table-cell/>
          <table:table-cell table:formula="of:=[.B3]" office:value-type="string" office:string-value="create_domain" calcext:value-type="string">
            <text:p>create_domain</text:p>
          </table:table-cell>
          <table:table-cell table:formula="of:=AVERAGE([.E3];[.K3];[.Q3];[.W3];[.AC3])" office:value-type="float" office:value="45057162.2" calcext:value-type="float">
            <text:p>45057162.2</text:p>
          </table:table-cell>
          <table:table-cell office:value-type="string" calcext:value-type="string">
            <text:p>others</text:p>
          </table:table-cell>
          <table:table-cell table:formula="of:=[.AF2]-[.AF3]" office:value-type="float" office:value="48.5999999940395" calcext:value-type="float">
            <text:p>48.5999999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cquire_lock</text:p>
          </table:table-cell>
          <table:table-cell office:value-type="float" office:value="1.46610857011707E+015" calcext:value-type="float">
            <text:p>1466108570117070</text:p>
          </table:table-cell>
          <table:table-cell office:value-type="float" office:value="1.46610857011708E+015" calcext:value-type="float">
            <text:p>146610857011708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acquire_lock</text:p>
          </table:table-cell>
          <table:table-cell office:value-type="float" office:value="1.46610898885173E+015" calcext:value-type="float">
            <text:p>1466108988851730</text:p>
          </table:table-cell>
          <table:table-cell office:value-type="float" office:value="1.46610898885175E+015" calcext:value-type="float">
            <text:p>146610898885175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acquire_lock</text:p>
          </table:table-cell>
          <table:table-cell office:value-type="float" office:value="1.4661095239496E+015" calcext:value-type="float">
            <text:p>1466109523949600</text:p>
          </table:table-cell>
          <table:table-cell office:value-type="float" office:value="1.46610952394961E+015" calcext:value-type="float">
            <text:p>14661095239496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acquire_lock</text:p>
          </table:table-cell>
          <table:table-cell office:value-type="float" office:value="1.46610976425307E+015" calcext:value-type="float">
            <text:p>1466109764253070</text:p>
          </table:table-cell>
          <table:table-cell office:value-type="float" office:value="1.46610976425309E+015" calcext:value-type="float">
            <text:p>14661097642530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cquire_lock</text:p>
          </table:table-cell>
          <table:table-cell office:value-type="float" office:value="1.46611004134671E+015" calcext:value-type="float">
            <text:p>1466110041346710</text:p>
          </table:table-cell>
          <table:table-cell office:value-type="float" office:value="1.46611004134673E+015" calcext:value-type="float">
            <text:p>146611004134673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4]" office:value-type="string" office:string-value="acquire_lock" calcext:value-type="string">
            <text:p>acquire_lock</text:p>
          </table:table-cell>
          <table:table-cell table:formula="of:=AVERAGE([.E4];[.K4];[.Q4];[.W4];[.AC4])" office:value-type="float" office:value="19.6" calcext:value-type="float">
            <text:p>19.6</text:p>
          </table:table-cell>
          <table:table-cell office:value-type="string" calcext:value-type="string">
            <text:p>create_domain</text:p>
          </table:table-cell>
          <table:table-cell table:formula="of:=AVERAGE([.E3];[.K3];[.Q3];[.W3];[.AC3])" office:value-type="float" office:value="45057162.2" calcext:value-type="float">
            <text:p>45057162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reemem</text:p>
          </table:table-cell>
          <table:table-cell office:value-type="float" office:value="1.46610857011709E+015" calcext:value-type="float">
            <text:p>1466108570117090</text:p>
          </table:table-cell>
          <table:table-cell office:value-type="float" office:value="1.46610861514576E+015" calcext:value-type="float">
            <text:p>1466108615145760</text:p>
          </table:table-cell>
          <table:table-cell office:value-type="float" office:value="45028673" calcext:value-type="float">
            <text:p>4502867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freemem</text:p>
          </table:table-cell>
          <table:table-cell office:value-type="float" office:value="1.46610898885176E+015" calcext:value-type="float">
            <text:p>1466108988851760</text:p>
          </table:table-cell>
          <table:table-cell office:value-type="float" office:value="1.4661090338812E+015" calcext:value-type="float">
            <text:p>1466109033881200</text:p>
          </table:table-cell>
          <table:table-cell office:value-type="float" office:value="45029437" calcext:value-type="float">
            <text:p>4502943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freemem</text:p>
          </table:table-cell>
          <table:table-cell office:value-type="float" office:value="1.46610952394962E+015" calcext:value-type="float">
            <text:p>1466109523949620</text:p>
          </table:table-cell>
          <table:table-cell office:value-type="float" office:value="1.46610956897925E+015" calcext:value-type="float">
            <text:p>1466109568979250</text:p>
          </table:table-cell>
          <table:table-cell office:value-type="float" office:value="45029637" calcext:value-type="float">
            <text:p>4502963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freemem</text:p>
          </table:table-cell>
          <table:table-cell office:value-type="float" office:value="1.46610976425309E+015" calcext:value-type="float">
            <text:p>1466109764253090</text:p>
          </table:table-cell>
          <table:table-cell office:value-type="float" office:value="1.46610980928152E+015" calcext:value-type="float">
            <text:p>1466109809281520</text:p>
          </table:table-cell>
          <table:table-cell office:value-type="float" office:value="45028435" calcext:value-type="float">
            <text:p>4502843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freemem</text:p>
          </table:table-cell>
          <table:table-cell office:value-type="float" office:value="1.46611004134673E+015" calcext:value-type="float">
            <text:p>1466110041346730</text:p>
          </table:table-cell>
          <table:table-cell office:value-type="float" office:value="1.4661100863746E+015" calcext:value-type="float">
            <text:p>1466110086374600</text:p>
          </table:table-cell>
          <table:table-cell office:value-type="float" office:value="45027865" calcext:value-type="float">
            <text:p>45027865</text:p>
          </table:table-cell>
          <table:table-cell/>
          <table:table-cell table:formula="of:=[.B5]" office:value-type="string" office:string-value="freemem" calcext:value-type="string">
            <text:p>freemem</text:p>
          </table:table-cell>
          <table:table-cell table:formula="of:=AVERAGE([.E5];[.K5];[.Q5];[.W5];[.AC5])" office:value-type="float" office:value="45028809.4" calcext:value-type="float">
            <text:p>45028809.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857011709E+015" calcext:value-type="float">
            <text:p>1466108570117090</text:p>
          </table:table-cell>
          <table:table-cell office:value-type="float" office:value="1.46610857011711E+015" calcext:value-type="float">
            <text:p>14661085701171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898885176E+015" calcext:value-type="float">
            <text:p>1466108988851760</text:p>
          </table:table-cell>
          <table:table-cell office:value-type="float" office:value="1.46610898885179E+015" calcext:value-type="float">
            <text:p>146610898885179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52394962E+015" calcext:value-type="float">
            <text:p>1466109523949620</text:p>
          </table:table-cell>
          <table:table-cell office:value-type="float" office:value="1.46610952394963E+015" calcext:value-type="float">
            <text:p>14661095239496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76425309E+015" calcext:value-type="float">
            <text:p>1466109764253090</text:p>
          </table:table-cell>
          <table:table-cell office:value-type="float" office:value="1.46610976425312E+015" calcext:value-type="float">
            <text:p>1466109764253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1004134673E+015" calcext:value-type="float">
            <text:p>1466110041346730</text:p>
          </table:table-cell>
          <table:table-cell office:value-type="float" office:value="1.46611004134676E+015" calcext:value-type="float">
            <text:p>14661100413467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6]" office:value-type="string" office:string-value="libxl_domain_need_memory" calcext:value-type="string">
            <text:p>libxl_domain_need_memory</text:p>
          </table:table-cell>
          <table:table-cell table:formula="of:=AVERAGE([.E6];[.K6];[.Q6];[.W6];[.AC6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bxl_get_free_memory</text:p>
          </table:table-cell>
          <table:table-cell office:value-type="float" office:value="1.46610857011712E+015" calcext:value-type="float">
            <text:p>1466108570117120</text:p>
          </table:table-cell>
          <table:table-cell table:number-columns-repeated="4"/>
          <table:table-cell office:value-type="string" calcext:value-type="string">
            <text:p>libxl_get_free_memory</text:p>
          </table:table-cell>
          <table:table-cell office:value-type="float" office:value="1.4661089888518E+015" calcext:value-type="float">
            <text:p>1466108988851800</text:p>
          </table:table-cell>
          <table:table-cell table:number-columns-repeated="4"/>
          <table:table-cell office:value-type="string" calcext:value-type="string">
            <text:p>libxl_get_free_memory</text:p>
          </table:table-cell>
          <table:table-cell office:value-type="float" office:value="1.46610952394963E+015" calcext:value-type="float">
            <text:p>1466109523949630</text:p>
          </table:table-cell>
          <table:table-cell table:number-columns-repeated="4"/>
          <table:table-cell office:value-type="string" calcext:value-type="string">
            <text:p>libxl_get_free_memory</text:p>
          </table:table-cell>
          <table:table-cell office:value-type="float" office:value="1.46610976425312E+015" calcext:value-type="float">
            <text:p>1466109764253120</text:p>
          </table:table-cell>
          <table:table-cell table:number-columns-repeated="4"/>
          <table:table-cell office:value-type="string" calcext:value-type="string">
            <text:p>libxl_get_free_memory</text:p>
          </table:table-cell>
          <table:table-cell office:value-type="float" office:value="1.46611004134677E+015" calcext:value-type="float">
            <text:p>1466110041346770</text:p>
          </table:table-cell>
          <table:table-cell table:number-columns-repeated="3"/>
          <table:table-cell table:formula="of:=[.B7]" office:value-type="string" office:string-value="libxl_get_free_memory" calcext:value-type="string">
            <text:p>libxl_get_free_memory</text:p>
          </table:table-cell>
          <table:table-cell table:formula="of:=AVERAGE([.E7];[.K7];[.Q7];[.W7];[.AC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58112238E+015" calcext:value-type="float">
            <text:p>1466108581122380</text:p>
          </table:table-cell>
          <table:table-cell table:number-columns-repeated="5"/>
          <table:table-cell office:value-type="float" office:value="1.46610899985723E+015" calcext:value-type="float">
            <text:p>1466108999857230</text:p>
          </table:table-cell>
          <table:table-cell table:number-columns-repeated="5"/>
          <table:table-cell office:value-type="float" office:value="1.46610953495486E+015" calcext:value-type="float">
            <text:p>1466109534954860</text:p>
          </table:table-cell>
          <table:table-cell table:number-columns-repeated="5"/>
          <table:table-cell office:value-type="float" office:value="1.46610977526132E+015" calcext:value-type="float">
            <text:p>1466109775261320</text:p>
          </table:table-cell>
          <table:table-cell table:number-columns-repeated="5"/>
          <table:table-cell office:value-type="float" office:value="1.46611005235291E+015" calcext:value-type="float">
            <text:p>1466110052352910</text:p>
          </table:table-cell>
          <table:table-cell table:number-columns-repeated="5"/>
          <table:table-cell table:formula="of:=[.B8]" office:value-type="float" office:value="0" calcext:value-type="float">
            <text:p>0</text:p>
          </table:table-cell>
          <table:table-cell table:formula="of:=AVERAGE([.E8];[.K8];[.Q8];[.W8];[.AC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5921289E+015" calcext:value-type="float">
            <text:p>1466108592128900</text:p>
          </table:table-cell>
          <table:table-cell table:number-columns-repeated="5"/>
          <table:table-cell office:value-type="float" office:value="1.4661090108643E+015" calcext:value-type="float">
            <text:p>1466109010864300</text:p>
          </table:table-cell>
          <table:table-cell table:number-columns-repeated="5"/>
          <table:table-cell office:value-type="float" office:value="1.46610954596161E+015" calcext:value-type="float">
            <text:p>1466109545961610</text:p>
          </table:table-cell>
          <table:table-cell table:number-columns-repeated="5"/>
          <table:table-cell office:value-type="float" office:value="1.46610978626561E+015" calcext:value-type="float">
            <text:p>1466109786265610</text:p>
          </table:table-cell>
          <table:table-cell table:number-columns-repeated="5"/>
          <table:table-cell office:value-type="float" office:value="1.46611006335852E+015" calcext:value-type="float">
            <text:p>1466110063358520</text:p>
          </table:table-cell>
          <table:table-cell table:number-columns-repeated="5"/>
          <table:table-cell table:formula="of:=[.B9]" office:value-type="float" office:value="0" calcext:value-type="float">
            <text:p>0</text:p>
          </table:table-cell>
          <table:table-cell table:formula="of:=AVERAGE([.E9];[.K9];[.Q9];[.W9];[.AC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60313515E+015" calcext:value-type="float">
            <text:p>1466108603135150</text:p>
          </table:table-cell>
          <table:table-cell table:number-columns-repeated="5"/>
          <table:table-cell office:value-type="float" office:value="1.46610902187111E+015" calcext:value-type="float">
            <text:p>1466109021871110</text:p>
          </table:table-cell>
          <table:table-cell table:number-columns-repeated="5"/>
          <table:table-cell office:value-type="float" office:value="1.46610955696838E+015" calcext:value-type="float">
            <text:p>1466109556968380</text:p>
          </table:table-cell>
          <table:table-cell table:number-columns-repeated="5"/>
          <table:table-cell office:value-type="float" office:value="1.46610979727088E+015" calcext:value-type="float">
            <text:p>1466109797270880</text:p>
          </table:table-cell>
          <table:table-cell table:number-columns-repeated="5"/>
          <table:table-cell office:value-type="float" office:value="1.46611007436398E+015" calcext:value-type="float">
            <text:p>1466110074363980</text:p>
          </table:table-cell>
          <table:table-cell table:number-columns-repeated="5"/>
          <table:table-cell table:formula="of:=[.B10]" office:value-type="float" office:value="0" calcext:value-type="float">
            <text:p>0</text:p>
          </table:table-cell>
          <table:table-cell table:formula="of:=AVERAGE([.E10];[.K10];[.Q10];[.W10];[.AC1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61414275E+015" calcext:value-type="float">
            <text:p>1466108614142750</text:p>
          </table:table-cell>
          <table:table-cell office:value-type="float" office:value="1.46610857011789E+015" calcext:value-type="float">
            <text:p>1466108570117890</text:p>
          </table:table-cell>
          <table:table-cell table:number-columns-repeated="4"/>
          <table:table-cell office:value-type="float" office:value="1.46610903287832E+015" calcext:value-type="float">
            <text:p>1466109032878320</text:p>
          </table:table-cell>
          <table:table-cell office:value-type="float" office:value="1.46610898885304E+015" calcext:value-type="float">
            <text:p>1466108988853040</text:p>
          </table:table-cell>
          <table:table-cell table:number-columns-repeated="4"/>
          <table:table-cell office:value-type="float" office:value="1.46610956797637E+015" calcext:value-type="float">
            <text:p>1466109567976370</text:p>
          </table:table-cell>
          <table:table-cell office:value-type="float" office:value="1.46610952395039E+015" calcext:value-type="float">
            <text:p>1466109523950390</text:p>
          </table:table-cell>
          <table:table-cell table:number-columns-repeated="4"/>
          <table:table-cell office:value-type="float" office:value="1.46610980827851E+015" calcext:value-type="float">
            <text:p>1466109808278510</text:p>
          </table:table-cell>
          <table:table-cell office:value-type="float" office:value="1.46610976425391E+015" calcext:value-type="float">
            <text:p>1466109764253910</text:p>
          </table:table-cell>
          <table:table-cell table:number-columns-repeated="4"/>
          <table:table-cell office:value-type="float" office:value="1.46611008537168E+015" calcext:value-type="float">
            <text:p>1466110085371680</text:p>
          </table:table-cell>
          <table:table-cell office:value-type="float" office:value="1.46611004134782E+015" calcext:value-type="float">
            <text:p>1466110041347820</text:p>
          </table:table-cell>
          <table:table-cell table:number-columns-repeated="4"/>
          <table:table-cell table:formula="of:=[.B11]" office:value-type="float" office:value="1.46610857011789E+015" calcext:value-type="float">
            <text:p>1466108570117890</text:p>
          </table:table-cell>
          <table:table-cell table:formula="of:=AVERAGE([.E11];[.K11];[.Q11];[.W11];[.AC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58112274E+015" calcext:value-type="float">
            <text:p>1466108581122740</text:p>
          </table:table-cell>
          <table:table-cell table:number-columns-repeated="5"/>
          <table:table-cell office:value-type="float" office:value="1.4661089998576E+015" calcext:value-type="float">
            <text:p>1466108999857600</text:p>
          </table:table-cell>
          <table:table-cell table:number-columns-repeated="5"/>
          <table:table-cell office:value-type="float" office:value="1.46610953495521E+015" calcext:value-type="float">
            <text:p>1466109534955210</text:p>
          </table:table-cell>
          <table:table-cell table:number-columns-repeated="5"/>
          <table:table-cell office:value-type="float" office:value="1.46610977526141E+015" calcext:value-type="float">
            <text:p>1466109775261410</text:p>
          </table:table-cell>
          <table:table-cell table:number-columns-repeated="5"/>
          <table:table-cell office:value-type="float" office:value="1.46611005235318E+015" calcext:value-type="float">
            <text:p>1466110052353180</text:p>
          </table:table-cell>
          <table:table-cell table:number-columns-repeated="5"/>
          <table:table-cell table:formula="of:=[.B12]" office:value-type="float" office:value="0" calcext:value-type="float">
            <text:p>0</text:p>
          </table:table-cell>
          <table:table-cell table:formula="of:=AVERAGE([.E12];[.K12];[.Q12];[.W12];[.AC1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59212927E+015" calcext:value-type="float">
            <text:p>1466108592129270</text:p>
          </table:table-cell>
          <table:table-cell table:number-columns-repeated="5"/>
          <table:table-cell office:value-type="float" office:value="1.46610901086467E+015" calcext:value-type="float">
            <text:p>1466109010864670</text:p>
          </table:table-cell>
          <table:table-cell table:number-columns-repeated="5"/>
          <table:table-cell office:value-type="float" office:value="1.46610954596204E+015" calcext:value-type="float">
            <text:p>1466109545962040</text:p>
          </table:table-cell>
          <table:table-cell table:number-columns-repeated="5"/>
          <table:table-cell office:value-type="float" office:value="1.46610978626598E+015" calcext:value-type="float">
            <text:p>1466109786265980</text:p>
          </table:table-cell>
          <table:table-cell table:number-columns-repeated="5"/>
          <table:table-cell office:value-type="float" office:value="1.46611006335889E+015" calcext:value-type="float">
            <text:p>1466110063358890</text:p>
          </table:table-cell>
          <table:table-cell table:number-columns-repeated="5"/>
          <table:table-cell table:formula="of:=[.B13]" office:value-type="float" office:value="0" calcext:value-type="float">
            <text:p>0</text:p>
          </table:table-cell>
          <table:table-cell table:formula="of:=AVERAGE([.E13];[.K13];[.Q13];[.W13];[.AC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60313553E+015" calcext:value-type="float">
            <text:p>1466108603135530</text:p>
          </table:table-cell>
          <table:table-cell table:number-columns-repeated="5"/>
          <table:table-cell office:value-type="float" office:value="1.46610902187149E+015" calcext:value-type="float">
            <text:p>1466109021871490</text:p>
          </table:table-cell>
          <table:table-cell table:number-columns-repeated="5"/>
          <table:table-cell office:value-type="float" office:value="1.46610955696876E+015" calcext:value-type="float">
            <text:p>1466109556968760</text:p>
          </table:table-cell>
          <table:table-cell table:number-columns-repeated="5"/>
          <table:table-cell office:value-type="float" office:value="1.46610979727125E+015" calcext:value-type="float">
            <text:p>1466109797271250</text:p>
          </table:table-cell>
          <table:table-cell table:number-columns-repeated="5"/>
          <table:table-cell office:value-type="float" office:value="1.46611007436435E+015" calcext:value-type="float">
            <text:p>1466110074364350</text:p>
          </table:table-cell>
          <table:table-cell table:number-columns-repeated="5"/>
          <table:table-cell table:formula="of:=[.B14]" office:value-type="float" office:value="0" calcext:value-type="float">
            <text:p>0</text:p>
          </table:table-cell>
          <table:table-cell table:formula="of:=AVERAGE([.E14];[.K14];[.Q14];[.W14];[.AC1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61414306E+015" calcext:value-type="float">
            <text:p>1466108614143060</text:p>
          </table:table-cell>
          <table:table-cell table:number-columns-repeated="5"/>
          <table:table-cell office:value-type="float" office:value="1.46610903287863E+015" calcext:value-type="float">
            <text:p>1466109032878630</text:p>
          </table:table-cell>
          <table:table-cell table:number-columns-repeated="5"/>
          <table:table-cell office:value-type="float" office:value="1.4661095679766E+015" calcext:value-type="float">
            <text:p>1466109567976600</text:p>
          </table:table-cell>
          <table:table-cell table:number-columns-repeated="5"/>
          <table:table-cell office:value-type="float" office:value="1.46610980827882E+015" calcext:value-type="float">
            <text:p>1466109808278820</text:p>
          </table:table-cell>
          <table:table-cell table:number-columns-repeated="5"/>
          <table:table-cell office:value-type="float" office:value="1.46611008537199E+015" calcext:value-type="float">
            <text:p>1466110085371990</text:p>
          </table:table-cell>
          <table:table-cell table:number-columns-repeated="5"/>
          <table:table-cell table:formula="of:=[.B15]" office:value-type="float" office:value="0" calcext:value-type="float">
            <text:p>0</text:p>
          </table:table-cell>
          <table:table-cell table:formula="of:=AVERAGE([.E15];[.K15];[.Q15];[.W15];[.AC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5028803" calcext:value-type="float">
            <text:p>4502880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861514577E+015" calcext:value-type="float">
            <text:p>1466108615145770</text:p>
          </table:table-cell>
          <table:table-cell office:value-type="float" office:value="1.46610861516957E+015" calcext:value-type="float">
            <text:p>1466108615169570</text:p>
          </table:table-cell>
          <table:table-cell office:value-type="float" office:value="23803" calcext:value-type="float">
            <text:p>23803</text:p>
          </table:table-cell>
          <table:table-cell/>
          <table:table-cell office:value-type="float" office:value="45029641" calcext:value-type="float">
            <text:p>45029641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03388121E+015" calcext:value-type="float">
            <text:p>1466109033881210</text:p>
          </table:table-cell>
          <table:table-cell office:value-type="float" office:value="1.46610903391015E+015" calcext:value-type="float">
            <text:p>1466109033910150</text:p>
          </table:table-cell>
          <table:table-cell office:value-type="float" office:value="28945" calcext:value-type="float">
            <text:p>28945</text:p>
          </table:table-cell>
          <table:table-cell/>
          <table:table-cell office:value-type="float" office:value="45029785" calcext:value-type="float">
            <text:p>4502978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56897926E+015" calcext:value-type="float">
            <text:p>1466109568979260</text:p>
          </table:table-cell>
          <table:table-cell office:value-type="float" office:value="1.46610956900437E+015" calcext:value-type="float">
            <text:p>1466109569004370</text:p>
          </table:table-cell>
          <table:table-cell office:value-type="float" office:value="25110" calcext:value-type="float">
            <text:p>25110</text:p>
          </table:table-cell>
          <table:table-cell/>
          <table:table-cell office:value-type="float" office:value="45028555" calcext:value-type="float">
            <text:p>4502855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80928153E+015" calcext:value-type="float">
            <text:p>1466109809281530</text:p>
          </table:table-cell>
          <table:table-cell office:value-type="float" office:value="1.46610980930518E+015" calcext:value-type="float">
            <text:p>1466109809305180</text:p>
          </table:table-cell>
          <table:table-cell office:value-type="float" office:value="23650" calcext:value-type="float">
            <text:p>23650</text:p>
          </table:table-cell>
          <table:table-cell/>
          <table:table-cell office:value-type="float" office:value="45028004" calcext:value-type="float">
            <text:p>4502800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1008637461E+015" calcext:value-type="float">
            <text:p>1466110086374610</text:p>
          </table:table-cell>
          <table:table-cell office:value-type="float" office:value="1.46611008639819E+015" calcext:value-type="float">
            <text:p>1466110086398190</text:p>
          </table:table-cell>
          <table:table-cell office:value-type="float" office:value="23584" calcext:value-type="float">
            <text:p>23584</text:p>
          </table:table-cell>
          <table:table-cell/>
          <table:table-cell table:formula="of:=[.B16]" office:value-type="string" office:string-value="libxl_domain_create_new" calcext:value-type="string">
            <text:p>libxl_domain_create_new</text:p>
          </table:table-cell>
          <table:table-cell table:formula="of:=AVERAGE([.E16];[.K16];[.Q16];[.W16];[.AC16])" office:value-type="float" office:value="25018.4" calcext:value-type="float">
            <text:p>25018.4</text:p>
          </table:table-cell>
          <table:table-cell table:number-columns-repeated="2"/>
        </table:table-row>
        <table:table-row table:style-name="ro1">
          <table:table-cell office:value-type="float" office:value="45028945" calcext:value-type="float">
            <text:p>45028945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861514591E+015" calcext:value-type="float">
            <text:p>1466108615145910</text:p>
          </table:table-cell>
          <table:table-cell office:value-type="float" office:value="1.46610861516956E+015" calcext:value-type="float">
            <text:p>1466108615169560</text:p>
          </table:table-cell>
          <table:table-cell office:value-type="float" office:value="23650" calcext:value-type="float">
            <text:p>23650</text:p>
          </table:table-cell>
          <table:table-cell/>
          <table:table-cell office:value-type="float" office:value="45029745" calcext:value-type="float">
            <text:p>45029745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03388131E+015" calcext:value-type="float">
            <text:p>1466109033881310</text:p>
          </table:table-cell>
          <table:table-cell office:value-type="float" office:value="1.46610903391014E+015" calcext:value-type="float">
            <text:p>1466109033910140</text:p>
          </table:table-cell>
          <table:table-cell office:value-type="float" office:value="28832" calcext:value-type="float">
            <text:p>28832</text:p>
          </table:table-cell>
          <table:table-cell/>
          <table:table-cell office:value-type="float" office:value="45029890" calcext:value-type="float">
            <text:p>4502989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56897937E+015" calcext:value-type="float">
            <text:p>1466109568979370</text:p>
          </table:table-cell>
          <table:table-cell office:value-type="float" office:value="1.46610956900437E+015" calcext:value-type="float">
            <text:p>1466109569004370</text:p>
          </table:table-cell>
          <table:table-cell office:value-type="float" office:value="24998" calcext:value-type="float">
            <text:p>24998</text:p>
          </table:table-cell>
          <table:table-cell/>
          <table:table-cell office:value-type="float" office:value="45028598" calcext:value-type="float">
            <text:p>4502859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80928157E+015" calcext:value-type="float">
            <text:p>1466109809281570</text:p>
          </table:table-cell>
          <table:table-cell office:value-type="float" office:value="1.46610980930516E+015" calcext:value-type="float">
            <text:p>1466109809305160</text:p>
          </table:table-cell>
          <table:table-cell office:value-type="float" office:value="23586" calcext:value-type="float">
            <text:p>23586</text:p>
          </table:table-cell>
          <table:table-cell/>
          <table:table-cell office:value-type="float" office:value="45028109" calcext:value-type="float">
            <text:p>45028109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1008637471E+015" calcext:value-type="float">
            <text:p>1466110086374710</text:p>
          </table:table-cell>
          <table:table-cell office:value-type="float" office:value="1.46611008639818E+015" calcext:value-type="float">
            <text:p>1466110086398180</text:p>
          </table:table-cell>
          <table:table-cell office:value-type="float" office:value="23471" calcext:value-type="float">
            <text:p>23471</text:p>
          </table:table-cell>
          <table:table-cell/>
          <table:table-cell table:formula="of:=[.B17]" office:value-type="string" office:string-value="initiate_domain_create" calcext:value-type="string">
            <text:p>initiate_domain_create</text:p>
          </table:table-cell>
          <table:table-cell table:formula="of:=AVERAGE([.E17];[.K17];[.Q17];[.W17];[.AC17])" office:value-type="float" office:value="24907.4" calcext:value-type="float">
            <text:p>24907.4</text:p>
          </table:table-cell>
          <table:table-cell table:number-columns-repeated="2"/>
        </table:table-row>
        <table:table-row table:style-name="ro1">
          <table:table-cell office:value-type="float" office:value="45052611" calcext:value-type="float">
            <text:p>45052611</text:p>
          </table:table-cell>
          <table:table-cell office:value-type="string" calcext:value-type="string">
            <text:p>release_lock</text:p>
          </table:table-cell>
          <table:table-cell office:value-type="float" office:value="1.46610861516958E+015" calcext:value-type="float">
            <text:p>1466108615169580</text:p>
          </table:table-cell>
          <table:table-cell office:value-type="float" office:value="1.46610861516959E+015" calcext:value-type="float">
            <text:p>146610861516959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058589" calcext:value-type="float">
            <text:p>45058589</text:p>
          </table:table-cell>
          <table:table-cell office:value-type="string" calcext:value-type="string">
            <text:p>release_lock</text:p>
          </table:table-cell>
          <table:table-cell table:number-columns-repeated="2" office:value-type="float" office:value="1.46610903391016E+015" calcext:value-type="float">
            <text:p>146610903391016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054899" calcext:value-type="float">
            <text:p>45054899</text:p>
          </table:table-cell>
          <table:table-cell office:value-type="string" calcext:value-type="string">
            <text:p>release_lock</text:p>
          </table:table-cell>
          <table:table-cell table:number-columns-repeated="2" office:value-type="float" office:value="1.46610956900438E+015" calcext:value-type="float">
            <text:p>146610956900438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052211" calcext:value-type="float">
            <text:p>45052211</text:p>
          </table:table-cell>
          <table:table-cell office:value-type="string" calcext:value-type="string">
            <text:p>release_lock</text:p>
          </table:table-cell>
          <table:table-cell office:value-type="float" office:value="1.46610980930518E+015" calcext:value-type="float">
            <text:p>1466109809305180</text:p>
          </table:table-cell>
          <table:table-cell office:value-type="float" office:value="1.46610980930519E+015" calcext:value-type="float">
            <text:p>146610980930519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051592" calcext:value-type="float">
            <text:p>45051592</text:p>
          </table:table-cell>
          <table:table-cell office:value-type="string" calcext:value-type="string">
            <text:p>release_lock</text:p>
          </table:table-cell>
          <table:table-cell office:value-type="float" office:value="1.46611008639819E+015" calcext:value-type="float">
            <text:p>1466110086398190</text:p>
          </table:table-cell>
          <table:table-cell office:value-type="float" office:value="1.4661100863982E+015" calcext:value-type="float">
            <text:p>14661100863982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8]" office:value-type="string" office:string-value="release_lock" calcext:value-type="string">
            <text:p>release_lock</text:p>
          </table:table-cell>
          <table:table-cell table:formula="of:=AVERAGE([.E18];[.K18];[.Q18];[.W18];[.AC18])"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office:value-type="float" office:value="45052626" calcext:value-type="float">
            <text:p>45052626</text:p>
          </table:table-cell>
          <table:table-cell office:value-type="string" calcext:value-type="string">
            <text:p>libxl_domain_unpause</text:p>
          </table:table-cell>
          <table:table-cell office:value-type="float" office:value="1.46610861516959E+015" calcext:value-type="float">
            <text:p>1466108615169590</text:p>
          </table:table-cell>
          <table:table-cell office:value-type="float" office:value="1.46610861516961E+015" calcext:value-type="float">
            <text:p>14661086151696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5058601" calcext:value-type="float">
            <text:p>45058601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03391017E+015" calcext:value-type="float">
            <text:p>1466109033910170</text:p>
          </table:table-cell>
          <table:table-cell office:value-type="float" office:value="1.46610903391018E+015" calcext:value-type="float">
            <text:p>14661090339101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54910" calcext:value-type="float">
            <text:p>45054910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56900439E+015" calcext:value-type="float">
            <text:p>1466109569004390</text:p>
          </table:table-cell>
          <table:table-cell office:value-type="float" office:value="1.4661095690044E+015" calcext:value-type="float">
            <text:p>14661095690044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052227" calcext:value-type="float">
            <text:p>45052227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8093052E+015" calcext:value-type="float">
            <text:p>1466109809305200</text:p>
          </table:table-cell>
          <table:table-cell office:value-type="float" office:value="1.46610980930524E+015" calcext:value-type="float">
            <text:p>146610980930524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051603" calcext:value-type="float">
            <text:p>45051603</text:p>
          </table:table-cell>
          <table:table-cell office:value-type="string" calcext:value-type="string">
            <text:p>libxl_domain_unpause</text:p>
          </table:table-cell>
          <table:table-cell office:value-type="float" office:value="1.4661100863982E+015" calcext:value-type="float">
            <text:p>1466110086398200</text:p>
          </table:table-cell>
          <table:table-cell office:value-type="float" office:value="1.46611008639822E+015" calcext:value-type="float">
            <text:p>146611008639822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9]" office:value-type="string" office:string-value="libxl_domain_unpause" calcext:value-type="string">
            <text:p>libxl_domain_unpause</text:p>
          </table:table-cell>
          <table:table-cell table:formula="of:=AVERAGE([.E19];[.K19];[.Q19];[.W19];[.AC1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5029330" calcext:value-type="float">
            <text:p>45029330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86151463E+015" calcext:value-type="float">
            <text:p>1466108615146300</text:p>
          </table:table-cell>
          <table:table-cell office:value-type="float" office:value="1.46610861514632E+015" calcext:value-type="float">
            <text:p>14661086151463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030128" calcext:value-type="float">
            <text:p>45030128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03388169E+015" calcext:value-type="float">
            <text:p>1466109033881690</text:p>
          </table:table-cell>
          <table:table-cell office:value-type="float" office:value="1.46610903388172E+015" calcext:value-type="float">
            <text:p>14661090338817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030273" calcext:value-type="float">
            <text:p>45030273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56897975E+015" calcext:value-type="float">
            <text:p>1466109568979750</text:p>
          </table:table-cell>
          <table:table-cell office:value-type="float" office:value="1.46610956897978E+015" calcext:value-type="float">
            <text:p>146610956897978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5028726" calcext:value-type="float">
            <text:p>45028726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8092817E+015" calcext:value-type="float">
            <text:p>1466109809281700</text:p>
          </table:table-cell>
          <table:table-cell office:value-type="float" office:value="1.46610980928171E+015" calcext:value-type="float">
            <text:p>14661098092817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028493" calcext:value-type="float">
            <text:p>45028493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1008637509E+015" calcext:value-type="float">
            <text:p>1466110086375090</text:p>
          </table:table-cell>
          <table:table-cell office:value-type="float" office:value="1.46611008637512E+015" calcext:value-type="float">
            <text:p>146611008637512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0]" office:value-type="string" office:string-value="libxl__domain_create_info_setdefault" calcext:value-type="string">
            <text:p>libxl__domain_create_info_setdefault</text:p>
          </table:table-cell>
          <table:table-cell table:formula="of:=AVERAGE([.E20];[.K20];[.Q20];[.W20];[.AC20])" office:value-type="float" office:value="24.2" calcext:value-type="float">
            <text:p>24.2</text:p>
          </table:table-cell>
          <table:table-cell table:number-columns-repeated="2"/>
        </table:table-row>
        <table:table-row table:style-name="ro1">
          <table:table-cell office:value-type="float" office:value="45029367" calcext:value-type="float">
            <text:p>45029367</text:p>
          </table:table-cell>
          <table:table-cell office:value-type="string" calcext:value-type="string">
            <text:p>libxl__domain_make</text:p>
          </table:table-cell>
          <table:table-cell office:value-type="float" office:value="1.46610861514633E+015" calcext:value-type="float">
            <text:p>1466108615146330</text:p>
          </table:table-cell>
          <table:table-cell office:value-type="float" office:value="1.46610861515246E+015" calcext:value-type="float">
            <text:p>1466108615152460</text:p>
          </table:table-cell>
          <table:table-cell office:value-type="float" office:value="6127" calcext:value-type="float">
            <text:p>6127</text:p>
          </table:table-cell>
          <table:table-cell/>
          <table:table-cell office:value-type="float" office:value="45030166" calcext:value-type="float">
            <text:p>45030166</text:p>
          </table:table-cell>
          <table:table-cell office:value-type="string" calcext:value-type="string">
            <text:p>libxl__domain_make</text:p>
          </table:table-cell>
          <table:table-cell office:value-type="float" office:value="1.46610903388173E+015" calcext:value-type="float">
            <text:p>1466109033881730</text:p>
          </table:table-cell>
          <table:table-cell office:value-type="float" office:value="1.46610903389159E+015" calcext:value-type="float">
            <text:p>1466109033891590</text:p>
          </table:table-cell>
          <table:table-cell office:value-type="float" office:value="9859" calcext:value-type="float">
            <text:p>9859</text:p>
          </table:table-cell>
          <table:table-cell/>
          <table:table-cell office:value-type="float" office:value="45030310" calcext:value-type="float">
            <text:p>45030310</text:p>
          </table:table-cell>
          <table:table-cell office:value-type="string" calcext:value-type="string">
            <text:p>libxl__domain_make</text:p>
          </table:table-cell>
          <table:table-cell office:value-type="float" office:value="1.46610956897979E+015" calcext:value-type="float">
            <text:p>1466109568979790</text:p>
          </table:table-cell>
          <table:table-cell office:value-type="float" office:value="1.46610956898719E+015" calcext:value-type="float">
            <text:p>1466109568987190</text:p>
          </table:table-cell>
          <table:table-cell office:value-type="float" office:value="7402" calcext:value-type="float">
            <text:p>7402</text:p>
          </table:table-cell>
          <table:table-cell/>
          <table:table-cell office:value-type="float" office:value="45028738" calcext:value-type="float">
            <text:p>45028738</text:p>
          </table:table-cell>
          <table:table-cell office:value-type="string" calcext:value-type="string">
            <text:p>libxl__domain_make</text:p>
          </table:table-cell>
          <table:table-cell office:value-type="float" office:value="1.46610980928171E+015" calcext:value-type="float">
            <text:p>1466109809281710</text:p>
          </table:table-cell>
          <table:table-cell office:value-type="float" office:value="1.46610980928741E+015" calcext:value-type="float">
            <text:p>1466109809287410</text:p>
          </table:table-cell>
          <table:table-cell office:value-type="float" office:value="5696" calcext:value-type="float">
            <text:p>5696</text:p>
          </table:table-cell>
          <table:table-cell/>
          <table:table-cell office:value-type="float" office:value="45028531" calcext:value-type="float">
            <text:p>45028531</text:p>
          </table:table-cell>
          <table:table-cell office:value-type="string" calcext:value-type="string">
            <text:p>libxl__domain_make</text:p>
          </table:table-cell>
          <table:table-cell office:value-type="float" office:value="1.46611008637513E+015" calcext:value-type="float">
            <text:p>1466110086375130</text:p>
          </table:table-cell>
          <table:table-cell office:value-type="float" office:value="1.46611008638074E+015" calcext:value-type="float">
            <text:p>1466110086380740</text:p>
          </table:table-cell>
          <table:table-cell office:value-type="float" office:value="5611" calcext:value-type="float">
            <text:p>5611</text:p>
          </table:table-cell>
          <table:table-cell/>
          <table:table-cell table:formula="of:=[.B21]" office:value-type="string" office:string-value="libxl__domain_make" calcext:value-type="string">
            <text:p>libxl__domain_make</text:p>
          </table:table-cell>
          <table:table-cell table:formula="of:=AVERAGE([.E21];[.K21];[.Q21];[.W21];[.AC21])" office:value-type="float" office:value="6939" calcext:value-type="float">
            <text:p>6939</text:p>
          </table:table-cell>
          <table:table-cell table:number-columns-repeated="2"/>
        </table:table-row>
        <table:table-row table:style-name="ro1">
          <table:table-cell office:value-type="float" office:value="45035503" calcext:value-type="float">
            <text:p>45035503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861515247E+015" calcext:value-type="float">
            <text:p>14661086151524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40055" calcext:value-type="float">
            <text:p>45040055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03389162E+015" calcext:value-type="float">
            <text:p>1466109033891620</text:p>
          </table:table-cell>
          <table:table-cell office:value-type="float" office:value="1.46610903389163E+015" calcext:value-type="float">
            <text:p>14661090338916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37721" calcext:value-type="float">
            <text:p>45037721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95689872E+015" calcext:value-type="float">
            <text:p>1466109568987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34443" calcext:value-type="float">
            <text:p>45034443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980928742E+015" calcext:value-type="float">
            <text:p>14661098092874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34151" calcext:value-type="float">
            <text:p>45034151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1008638075E+015" calcext:value-type="float">
            <text:p>1466110086380750</text:p>
          </table:table-cell>
          <table:table-cell office:value-type="float" office:value="1.46611008638076E+015" calcext:value-type="float">
            <text:p>14661100863807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2]" office:value-type="string" office:string-value="libxl__domain_build_info_setdefault" calcext:value-type="string">
            <text:p>libxl__domain_build_info_setdefault</text:p>
          </table:table-cell>
          <table:table-cell table:formula="of:=AVERAGE([.E22];[.K22];[.Q22];[.W22];[.AC22])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45035569" calcext:value-type="float">
            <text:p>45035569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861515254E+015" calcext:value-type="float">
            <text:p>1466108615152540</text:p>
          </table:table-cell>
          <table:table-cell office:value-type="float" office:value="1.46610861516955E+015" calcext:value-type="float">
            <text:p>1466108615169550</text:p>
          </table:table-cell>
          <table:table-cell office:value-type="float" office:value="17016" calcext:value-type="float">
            <text:p>17016</text:p>
          </table:table-cell>
          <table:table-cell/>
          <table:table-cell office:value-type="float" office:value="45040261" calcext:value-type="float">
            <text:p>45040261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03389183E+015" calcext:value-type="float">
            <text:p>1466109033891830</text:p>
          </table:table-cell>
          <table:table-cell office:value-type="float" office:value="1.46610903391013E+015" calcext:value-type="float">
            <text:p>1466109033910130</text:p>
          </table:table-cell>
          <table:table-cell office:value-type="float" office:value="18306" calcext:value-type="float">
            <text:p>18306</text:p>
          </table:table-cell>
          <table:table-cell/>
          <table:table-cell office:value-type="float" office:value="45037787" calcext:value-type="float">
            <text:p>45037787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56898726E+015" calcext:value-type="float">
            <text:p>1466109568987260</text:p>
          </table:table-cell>
          <table:table-cell office:value-type="float" office:value="1.46610956900436E+015" calcext:value-type="float">
            <text:p>1466109569004360</text:p>
          </table:table-cell>
          <table:table-cell office:value-type="float" office:value="17093" calcext:value-type="float">
            <text:p>17093</text:p>
          </table:table-cell>
          <table:table-cell/>
          <table:table-cell office:value-type="float" office:value="45034508" calcext:value-type="float">
            <text:p>45034508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80928748E+015" calcext:value-type="float">
            <text:p>1466109809287480</text:p>
          </table:table-cell>
          <table:table-cell office:value-type="float" office:value="1.46610980930515E+015" calcext:value-type="float">
            <text:p>1466109809305150</text:p>
          </table:table-cell>
          <table:table-cell office:value-type="float" office:value="17665" calcext:value-type="float">
            <text:p>17665</text:p>
          </table:table-cell>
          <table:table-cell/>
          <table:table-cell office:value-type="float" office:value="45034218" calcext:value-type="float">
            <text:p>45034218</text:p>
          </table:table-cell>
          <table:table-cell office:value-type="string" calcext:value-type="string">
            <text:p>libxl__bootloader_run</text:p>
          </table:table-cell>
          <table:table-cell office:value-type="float" office:value="1.46611008638082E+015" calcext:value-type="float">
            <text:p>1466110086380820</text:p>
          </table:table-cell>
          <table:table-cell office:value-type="float" office:value="1.46611008639817E+015" calcext:value-type="float">
            <text:p>1466110086398170</text:p>
          </table:table-cell>
          <table:table-cell office:value-type="float" office:value="17352" calcext:value-type="float">
            <text:p>17352</text:p>
          </table:table-cell>
          <table:table-cell/>
          <table:table-cell table:formula="of:=[.B23]" office:value-type="string" office:string-value="libxl__bootloader_run" calcext:value-type="string">
            <text:p>libxl__bootloader_run</text:p>
          </table:table-cell>
          <table:table-cell table:formula="of:=AVERAGE([.E23];[.K23];[.Q23];[.W23];[.AC23])" office:value-type="float" office:value="17486.4" calcext:value-type="float">
            <text:p>17486.4</text:p>
          </table:table-cell>
          <table:table-cell table:number-columns-repeated="2"/>
        </table:table-row>
        <table:table-row table:style-name="ro1">
          <table:table-cell office:value-type="float" office:value="45029391" calcext:value-type="float">
            <text:p>45029391</text:p>
          </table:table-cell>
          <table:table-cell office:value-type="string" calcext:value-type="string">
            <text:p>xc_domain_create</text:p>
          </table:table-cell>
          <table:table-cell office:value-type="float" office:value="1.46610861514636E+015" calcext:value-type="float">
            <text:p>1466108615146360</text:p>
          </table:table-cell>
          <table:table-cell office:value-type="float" office:value="1.46610861514648E+015" calcext:value-type="float">
            <text:p>146610861514648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5030189" calcext:value-type="float">
            <text:p>45030189</text:p>
          </table:table-cell>
          <table:table-cell office:value-type="string" calcext:value-type="string">
            <text:p>xc_domain_create</text:p>
          </table:table-cell>
          <table:table-cell office:value-type="float" office:value="1.46610903388176E+015" calcext:value-type="float">
            <text:p>1466109033881760</text:p>
          </table:table-cell>
          <table:table-cell office:value-type="float" office:value="1.46610903388188E+015" calcext:value-type="float">
            <text:p>146610903388188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5030332" calcext:value-type="float">
            <text:p>45030332</text:p>
          </table:table-cell>
          <table:table-cell office:value-type="string" calcext:value-type="string">
            <text:p>xc_domain_create</text:p>
          </table:table-cell>
          <table:table-cell office:value-type="float" office:value="1.46610956897981E+015" calcext:value-type="float">
            <text:p>1466109568979810</text:p>
          </table:table-cell>
          <table:table-cell office:value-type="float" office:value="1.46610956897994E+015" calcext:value-type="float">
            <text:p>146610956897994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5028745" calcext:value-type="float">
            <text:p>45028745</text:p>
          </table:table-cell>
          <table:table-cell office:value-type="string" calcext:value-type="string">
            <text:p>xc_domain_create</text:p>
          </table:table-cell>
          <table:table-cell office:value-type="float" office:value="1.46610980928172E+015" calcext:value-type="float">
            <text:p>1466109809281720</text:p>
          </table:table-cell>
          <table:table-cell office:value-type="float" office:value="1.46610980928176E+015" calcext:value-type="float">
            <text:p>146610980928176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5028555" calcext:value-type="float">
            <text:p>45028555</text:p>
          </table:table-cell>
          <table:table-cell office:value-type="string" calcext:value-type="string">
            <text:p>xc_domain_create</text:p>
          </table:table-cell>
          <table:table-cell office:value-type="float" office:value="1.46611008637516E+015" calcext:value-type="float">
            <text:p>1466110086375160</text:p>
          </table:table-cell>
          <table:table-cell office:value-type="float" office:value="1.46611008637528E+015" calcext:value-type="float">
            <text:p>146611008637528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B24]" office:value-type="string" office:string-value="xc_domain_create" calcext:value-type="string">
            <text:p>xc_domain_create</text:p>
          </table:table-cell>
          <table:table-cell table:formula="of:=AVERAGE([.E24];[.K24];[.Q24];[.W24];[.AC24])" office:value-type="float" office:value="109.4" calcext:value-type="float">
            <text:p>109.4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B25]" office:value-type="float" office:value="0" calcext:value-type="float">
            <text:p>0</text:p>
          </table:table-cell>
          <table:table-cell table:formula="of:=AVERAGE([.E25];[.K25];[.Q25];[.W25];[.AC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B26]" office:value-type="float" office:value="0" calcext:value-type="float">
            <text:p>0</text:p>
          </table:table-cell>
          <table:table-cell table:formula="of:=AVERAGE([.E26];[.K26];[.Q26];[.W26];[.AC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1466108753326112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065574129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593926518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852321858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10119464036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table:formula="of:=[.B27]" office:value-type="string" office:string-value="function" calcext:value-type="string">
            <text:p>function</text:p>
          </table:table-cell>
          <table:table-cell table:formula="of:=AVERAGE([.E27];[.K27];[.Q27];[.W27];[.AC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875332611E+015" calcext:value-type="float">
            <text:p>1466108753326110</text:p>
          </table:table-cell>
          <table:table-cell office:value-type="float" office:value="1.4661087543505E+015" calcext:value-type="float">
            <text:p>1466108754350500</text:p>
          </table:table-cell>
          <table:table-cell office:value-type="float" office:value="1024384" calcext:value-type="float">
            <text:p>1024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06557413E+015" calcext:value-type="float">
            <text:p>1466109065574130</text:p>
          </table:table-cell>
          <table:table-cell office:value-type="float" office:value="1.46610906660956E+015" calcext:value-type="float">
            <text:p>1466109066609560</text:p>
          </table:table-cell>
          <table:table-cell office:value-type="float" office:value="1035428" calcext:value-type="float">
            <text:p>10354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59392652E+015" calcext:value-type="float">
            <text:p>1466109593926520</text:p>
          </table:table-cell>
          <table:table-cell office:value-type="float" office:value="1.46610959496335E+015" calcext:value-type="float">
            <text:p>1466109594963350</text:p>
          </table:table-cell>
          <table:table-cell office:value-type="float" office:value="1036832" calcext:value-type="float">
            <text:p>10368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85232186E+015" calcext:value-type="float">
            <text:p>1466109852321860</text:p>
          </table:table-cell>
          <table:table-cell office:value-type="float" office:value="1.46610985334771E+015" calcext:value-type="float">
            <text:p>1466109853347710</text:p>
          </table:table-cell>
          <table:table-cell office:value-type="float" office:value="1025854" calcext:value-type="float">
            <text:p>10258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1011946404E+015" calcext:value-type="float">
            <text:p>1466110119464040</text:p>
          </table:table-cell>
          <table:table-cell office:value-type="float" office:value="1.46611012049758E+015" calcext:value-type="float">
            <text:p>1466110120497580</text:p>
          </table:table-cell>
          <table:table-cell office:value-type="float" office:value="1033548" calcext:value-type="float">
            <text:p>1033548</text:p>
          </table:table-cell>
          <table:table-cell/>
          <table:table-cell office:value-type="string" calcext:value-type="string">
            <text:p>Second boot</text:p>
          </table:table-cell>
          <table:table-cell table:formula="of:=AVERAGE([.E28];[.K28];[.Q28];[.W28];[.AC28])" office:value-type="float" office:value="1031209.2" calcext:value-type="float">
            <text:p>1031209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_domain</text:p>
          </table:table-cell>
          <table:table-cell office:value-type="float" office:value="1.46610875332613E+015" calcext:value-type="float">
            <text:p>1466108753326130</text:p>
          </table:table-cell>
          <table:table-cell office:value-type="float" office:value="1.46610875435047E+015" calcext:value-type="float">
            <text:p>1466108754350470</text:p>
          </table:table-cell>
          <table:table-cell office:value-type="float" office:value="1024338" calcext:value-type="float">
            <text:p>10243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reate_domain</text:p>
          </table:table-cell>
          <table:table-cell office:value-type="float" office:value="1.46610906557415E+015" calcext:value-type="float">
            <text:p>1466109065574150</text:p>
          </table:table-cell>
          <table:table-cell office:value-type="float" office:value="1.46610906660953E+015" calcext:value-type="float">
            <text:p>1466109066609530</text:p>
          </table:table-cell>
          <table:table-cell office:value-type="float" office:value="1035386" calcext:value-type="float">
            <text:p>10353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reate_domain</text:p>
          </table:table-cell>
          <table:table-cell office:value-type="float" office:value="1.46610959392654E+015" calcext:value-type="float">
            <text:p>1466109593926540</text:p>
          </table:table-cell>
          <table:table-cell office:value-type="float" office:value="1.46610959496333E+015" calcext:value-type="float">
            <text:p>1466109594963330</text:p>
          </table:table-cell>
          <table:table-cell office:value-type="float" office:value="1036790" calcext:value-type="float">
            <text:p>103679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reate_domain</text:p>
          </table:table-cell>
          <table:table-cell office:value-type="float" office:value="1.46610985232187E+015" calcext:value-type="float">
            <text:p>1466109852321870</text:p>
          </table:table-cell>
          <table:table-cell office:value-type="float" office:value="1.46610985334752E+015" calcext:value-type="float">
            <text:p>1466109853347520</text:p>
          </table:table-cell>
          <table:table-cell office:value-type="float" office:value="1025648" calcext:value-type="float">
            <text:p>1025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reate_domain</text:p>
          </table:table-cell>
          <table:table-cell office:value-type="float" office:value="1.46611011946405E+015" calcext:value-type="float">
            <text:p>1466110119464050</text:p>
          </table:table-cell>
          <table:table-cell office:value-type="float" office:value="1.46611012049756E+015" calcext:value-type="float">
            <text:p>1466110120497560</text:p>
          </table:table-cell>
          <table:table-cell office:value-type="float" office:value="1033505" calcext:value-type="float">
            <text:p>1033505</text:p>
          </table:table-cell>
          <table:table-cell/>
          <table:table-cell table:formula="of:=[.B29]" office:value-type="string" office:string-value="create_domain" calcext:value-type="string">
            <text:p>create_domain</text:p>
          </table:table-cell>
          <table:table-cell table:formula="of:=AVERAGE([.E29];[.K29];[.Q29];[.W29];[.AC29])" office:value-type="float" office:value="1031133.4" calcext:value-type="float">
            <text:p>1031133.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cquire_lock</text:p>
          </table:table-cell>
          <table:table-cell office:value-type="float" office:value="1.46610875332623E+015" calcext:value-type="float">
            <text:p>1466108753326230</text:p>
          </table:table-cell>
          <table:table-cell office:value-type="float" office:value="1.46610875332625E+015" calcext:value-type="float">
            <text:p>14661087533262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acquire_lock</text:p>
          </table:table-cell>
          <table:table-cell office:value-type="float" office:value="1.46610906557423E+015" calcext:value-type="float">
            <text:p>1466109065574230</text:p>
          </table:table-cell>
          <table:table-cell office:value-type="float" office:value="1.46610906557425E+015" calcext:value-type="float">
            <text:p>14661090655742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acquire_lock</text:p>
          </table:table-cell>
          <table:table-cell office:value-type="float" office:value="1.46610959392663E+015" calcext:value-type="float">
            <text:p>1466109593926630</text:p>
          </table:table-cell>
          <table:table-cell office:value-type="float" office:value="1.46610959392664E+015" calcext:value-type="float">
            <text:p>146610959392664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acquire_lock</text:p>
          </table:table-cell>
          <table:table-cell office:value-type="float" office:value="1.46610985232198E+015" calcext:value-type="float">
            <text:p>1466109852321980</text:p>
          </table:table-cell>
          <table:table-cell office:value-type="float" office:value="1.46610985232199E+015" calcext:value-type="float">
            <text:p>14661098523219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acquire_lock</text:p>
          </table:table-cell>
          <table:table-cell office:value-type="float" office:value="1.46611011946414E+015" calcext:value-type="float">
            <text:p>1466110119464140</text:p>
          </table:table-cell>
          <table:table-cell office:value-type="float" office:value="1.46611011946416E+015" calcext:value-type="float">
            <text:p>146611011946416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30]" office:value-type="string" office:string-value="acquire_lock" calcext:value-type="string">
            <text:p>acquire_lock</text:p>
          </table:table-cell>
          <table:table-cell table:formula="of:=AVERAGE([.E30];[.K30];[.Q30];[.W30];[.AC3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reemem</text:p>
          </table:table-cell>
          <table:table-cell office:value-type="float" office:value="1.46610875332625E+015" calcext:value-type="float">
            <text:p>1466108753326250</text:p>
          </table:table-cell>
          <table:table-cell office:value-type="float" office:value="1.4661087543273E+015" calcext:value-type="float">
            <text:p>1466108754327300</text:p>
          </table:table-cell>
          <table:table-cell office:value-type="float" office:value="1001049" calcext:value-type="float">
            <text:p>100104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freemem</text:p>
          </table:table-cell>
          <table:table-cell office:value-type="float" office:value="1.46610906557425E+015" calcext:value-type="float">
            <text:p>1466109065574250</text:p>
          </table:table-cell>
          <table:table-cell office:value-type="float" office:value="1.46610906657514E+015" calcext:value-type="float">
            <text:p>1466109066575140</text:p>
          </table:table-cell>
          <table:table-cell office:value-type="float" office:value="1000894" calcext:value-type="float">
            <text:p>100089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freemem</text:p>
          </table:table-cell>
          <table:table-cell office:value-type="float" office:value="1.46610959392664E+015" calcext:value-type="float">
            <text:p>1466109593926640</text:p>
          </table:table-cell>
          <table:table-cell office:value-type="float" office:value="1.46610959492756E+015" calcext:value-type="float">
            <text:p>1466109594927560</text:p>
          </table:table-cell>
          <table:table-cell office:value-type="float" office:value="1000922" calcext:value-type="float">
            <text:p>100092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freemem</text:p>
          </table:table-cell>
          <table:table-cell office:value-type="float" office:value="1.46610985232199E+015" calcext:value-type="float">
            <text:p>1466109852321990</text:p>
          </table:table-cell>
          <table:table-cell office:value-type="float" office:value="1.466109853323E+015" calcext:value-type="float">
            <text:p>1466109853323000</text:p>
          </table:table-cell>
          <table:table-cell office:value-type="float" office:value="1001009" calcext:value-type="float">
            <text:p>100100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freemem</text:p>
          </table:table-cell>
          <table:table-cell office:value-type="float" office:value="1.46611011946416E+015" calcext:value-type="float">
            <text:p>1466110119464160</text:p>
          </table:table-cell>
          <table:table-cell office:value-type="float" office:value="1.46611012046506E+015" calcext:value-type="float">
            <text:p>1466110120465060</text:p>
          </table:table-cell>
          <table:table-cell office:value-type="float" office:value="1000904" calcext:value-type="float">
            <text:p>1000904</text:p>
          </table:table-cell>
          <table:table-cell/>
          <table:table-cell table:formula="of:=[.B31]" office:value-type="string" office:string-value="freemem" calcext:value-type="string">
            <text:p>freemem</text:p>
          </table:table-cell>
          <table:table-cell table:formula="of:=AVERAGE([.E31];[.K31];[.Q31];[.W31];[.AC31])" office:value-type="float" office:value="1000955.6" calcext:value-type="float">
            <text:p>1000955.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875332625E+015" calcext:value-type="float">
            <text:p>1466108753326250</text:p>
          </table:table-cell>
          <table:table-cell office:value-type="float" office:value="1.46610875332628E+015" calcext:value-type="float">
            <text:p>146610875332628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06557425E+015" calcext:value-type="float">
            <text:p>1466109065574250</text:p>
          </table:table-cell>
          <table:table-cell office:value-type="float" office:value="1.46610906557428E+015" calcext:value-type="float">
            <text:p>146610906557428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59392664E+015" calcext:value-type="float">
            <text:p>1466109593926640</text:p>
          </table:table-cell>
          <table:table-cell office:value-type="float" office:value="1.46610959392668E+015" calcext:value-type="float">
            <text:p>146610959392668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852322E+015" calcext:value-type="float">
            <text:p>1466109852322000</text:p>
          </table:table-cell>
          <table:table-cell office:value-type="float" office:value="1.46610985232201E+015" calcext:value-type="float">
            <text:p>14661098523220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1011946416E+015" calcext:value-type="float">
            <text:p>1466110119464160</text:p>
          </table:table-cell>
          <table:table-cell office:value-type="float" office:value="1.46611011946418E+015" calcext:value-type="float">
            <text:p>14661101194641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32]" office:value-type="string" office:string-value="libxl_domain_need_memory" calcext:value-type="string">
            <text:p>libxl_domain_need_memory</text:p>
          </table:table-cell>
          <table:table-cell table:formula="of:=AVERAGE([.E32];[.K32];[.Q32];[.W32];[.AC32])"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875332628E+015" calcext:value-type="float">
            <text:p>1466108753326280</text:p>
          </table:table-cell>
          <table:table-cell office:value-type="float" office:value="1.46610875332639E+015" calcext:value-type="float">
            <text:p>1466108753326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06557429E+015" calcext:value-type="float">
            <text:p>1466109065574290</text:p>
          </table:table-cell>
          <table:table-cell office:value-type="float" office:value="1.46610906557437E+015" calcext:value-type="float">
            <text:p>146610906557437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59392668E+015" calcext:value-type="float">
            <text:p>1466109593926680</text:p>
          </table:table-cell>
          <table:table-cell office:value-type="float" office:value="1.46610959392676E+015" calcext:value-type="float">
            <text:p>146610959392676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85232201E+015" calcext:value-type="float">
            <text:p>1466109852322010</text:p>
          </table:table-cell>
          <table:table-cell office:value-type="float" office:value="1.46610985232211E+015" calcext:value-type="float">
            <text:p>14661098523221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libxl_get_free_memory</text:p>
          </table:table-cell>
          <table:table-cell office:value-type="float" office:value="1.46611011946418E+015" calcext:value-type="float">
            <text:p>1466110119464180</text:p>
          </table:table-cell>
          <table:table-cell office:value-type="float" office:value="1.46611011946426E+015" calcext:value-type="float">
            <text:p>146611011946426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33]" office:value-type="string" office:string-value="libxl_get_free_memory" calcext:value-type="string">
            <text:p>libxl_get_free_memory</text:p>
          </table:table-cell>
          <table:table-cell table:formula="of:=AVERAGE([.E33];[.K33];[.Q33];[.W33];[.AC33])" office:value-type="float" office:value="90.4" calcext:value-type="float">
            <text:p>90.4</text:p>
          </table:table-cell>
          <table:table-cell table:number-columns-repeated="2"/>
        </table:table-row>
        <table:table-row table:style-name="ro1">
          <table:table-cell office:value-type="float" office:value="1001193" calcext:value-type="float">
            <text:p>100119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875432731E+015" calcext:value-type="float">
            <text:p>1466108754327310</text:p>
          </table:table-cell>
          <table:table-cell office:value-type="float" office:value="1.46610875434808E+015" calcext:value-type="float">
            <text:p>1466108754348080</text:p>
          </table:table-cell>
          <table:table-cell office:value-type="float" office:value="20773" calcext:value-type="float">
            <text:p>20773</text:p>
          </table:table-cell>
          <table:table-cell/>
          <table:table-cell office:value-type="float" office:value="1001024" calcext:value-type="float">
            <text:p>100102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06657515E+015" calcext:value-type="float">
            <text:p>1466109066575150</text:p>
          </table:table-cell>
          <table:table-cell office:value-type="float" office:value="1.46610906660721E+015" calcext:value-type="float">
            <text:p>1466109066607210</text:p>
          </table:table-cell>
          <table:table-cell office:value-type="float" office:value="32061" calcext:value-type="float">
            <text:p>32061</text:p>
          </table:table-cell>
          <table:table-cell/>
          <table:table-cell office:value-type="float" office:value="1001055" calcext:value-type="float">
            <text:p>100105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59492757E+015" calcext:value-type="float">
            <text:p>1466109594927570</text:p>
          </table:table-cell>
          <table:table-cell office:value-type="float" office:value="1.46610959496008E+015" calcext:value-type="float">
            <text:p>1466109594960080</text:p>
          </table:table-cell>
          <table:table-cell office:value-type="float" office:value="32505" calcext:value-type="float">
            <text:p>32505</text:p>
          </table:table-cell>
          <table:table-cell/>
          <table:table-cell office:value-type="float" office:value="1001155" calcext:value-type="float">
            <text:p>100115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85332301E+015" calcext:value-type="float">
            <text:p>1466109853323010</text:p>
          </table:table-cell>
          <table:table-cell office:value-type="float" office:value="1.46610985334455E+015" calcext:value-type="float">
            <text:p>1466109853344550</text:p>
          </table:table-cell>
          <table:table-cell office:value-type="float" office:value="21536" calcext:value-type="float">
            <text:p>21536</text:p>
          </table:table-cell>
          <table:table-cell/>
          <table:table-cell office:value-type="float" office:value="1001034" calcext:value-type="float">
            <text:p>100103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1012046507E+015" calcext:value-type="float">
            <text:p>1466110120465070</text:p>
          </table:table-cell>
          <table:table-cell office:value-type="float" office:value="1.46611012049425E+015" calcext:value-type="float">
            <text:p>1466110120494250</text:p>
          </table:table-cell>
          <table:table-cell office:value-type="float" office:value="29181" calcext:value-type="float">
            <text:p>29181</text:p>
          </table:table-cell>
          <table:table-cell/>
          <table:table-cell table:formula="of:=[.B34]" office:value-type="string" office:string-value="libxl_domain_create_new" calcext:value-type="string">
            <text:p>libxl_domain_create_new</text:p>
          </table:table-cell>
          <table:table-cell table:formula="of:=AVERAGE([.E34];[.K34];[.Q34];[.W34];[.AC34])" office:value-type="float" office:value="27211.2" calcext:value-type="float">
            <text:p>27211.2</text:p>
          </table:table-cell>
          <table:table-cell table:number-columns-repeated="2"/>
        </table:table-row>
        <table:table-row table:style-name="ro1">
          <table:table-cell office:value-type="float" office:value="1001300" calcext:value-type="float">
            <text:p>100130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875432741E+015" calcext:value-type="float">
            <text:p>1466108754327410</text:p>
          </table:table-cell>
          <table:table-cell office:value-type="float" office:value="1.46610875434807E+015" calcext:value-type="float">
            <text:p>1466108754348070</text:p>
          </table:table-cell>
          <table:table-cell office:value-type="float" office:value="20654" calcext:value-type="float">
            <text:p>20654</text:p>
          </table:table-cell>
          <table:table-cell/>
          <table:table-cell office:value-type="float" office:value="1001131" calcext:value-type="float">
            <text:p>100113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06657526E+015" calcext:value-type="float">
            <text:p>1466109066575260</text:p>
          </table:table-cell>
          <table:table-cell office:value-type="float" office:value="1.4661090666072E+015" calcext:value-type="float">
            <text:p>1466109066607200</text:p>
          </table:table-cell>
          <table:table-cell office:value-type="float" office:value="31942" calcext:value-type="float">
            <text:p>31942</text:p>
          </table:table-cell>
          <table:table-cell/>
          <table:table-cell office:value-type="float" office:value="1001167" calcext:value-type="float">
            <text:p>1001167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59492769E+015" calcext:value-type="float">
            <text:p>1466109594927690</text:p>
          </table:table-cell>
          <table:table-cell office:value-type="float" office:value="1.46610959496007E+015" calcext:value-type="float">
            <text:p>1466109594960070</text:p>
          </table:table-cell>
          <table:table-cell office:value-type="float" office:value="32385" calcext:value-type="float">
            <text:p>32385</text:p>
          </table:table-cell>
          <table:table-cell/>
          <table:table-cell office:value-type="float" office:value="1001260" calcext:value-type="float">
            <text:p>100126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85332312E+015" calcext:value-type="float">
            <text:p>1466109853323120</text:p>
          </table:table-cell>
          <table:table-cell office:value-type="float" office:value="1.46610985334453E+015" calcext:value-type="float">
            <text:p>1466109853344530</text:p>
          </table:table-cell>
          <table:table-cell office:value-type="float" office:value="21412" calcext:value-type="float">
            <text:p>21412</text:p>
          </table:table-cell>
          <table:table-cell/>
          <table:table-cell office:value-type="float" office:value="1001140" calcext:value-type="float">
            <text:p>100114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1012046518E+015" calcext:value-type="float">
            <text:p>1466110120465180</text:p>
          </table:table-cell>
          <table:table-cell office:value-type="float" office:value="1.46611012049424E+015" calcext:value-type="float">
            <text:p>1466110120494240</text:p>
          </table:table-cell>
          <table:table-cell office:value-type="float" office:value="29063" calcext:value-type="float">
            <text:p>29063</text:p>
          </table:table-cell>
          <table:table-cell/>
          <table:table-cell table:formula="of:=[.B35]" office:value-type="string" office:string-value="initiate_domain_create" calcext:value-type="string">
            <text:p>initiate_domain_create</text:p>
          </table:table-cell>
          <table:table-cell table:formula="of:=AVERAGE([.E35];[.K35];[.Q35];[.W35];[.AC35])" office:value-type="float" office:value="27091.2" calcext:value-type="float">
            <text:p>27091.2</text:p>
          </table:table-cell>
          <table:table-cell table:number-columns-repeated="2"/>
        </table:table-row>
        <table:table-row table:style-name="ro1">
          <table:table-cell office:value-type="float" office:value="1021970" calcext:value-type="float">
            <text:p>1021970</text:p>
          </table:table-cell>
          <table:table-cell office:value-type="string" calcext:value-type="string">
            <text:p>release_lock</text:p>
          </table:table-cell>
          <table:table-cell office:value-type="float" office:value="1.46610875434808E+015" calcext:value-type="float">
            <text:p>1466108754348080</text:p>
          </table:table-cell>
          <table:table-cell office:value-type="float" office:value="1.46610875434809E+015" calcext:value-type="float">
            <text:p>14661087543480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3091" calcext:value-type="float">
            <text:p>1033091</text:p>
          </table:table-cell>
          <table:table-cell office:value-type="string" calcext:value-type="string">
            <text:p>release_lock</text:p>
          </table:table-cell>
          <table:table-cell office:value-type="float" office:value="1.46610906660722E+015" calcext:value-type="float">
            <text:p>1466109066607220</text:p>
          </table:table-cell>
          <table:table-cell office:value-type="float" office:value="1.46610906660723E+015" calcext:value-type="float">
            <text:p>14661090666072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3564" calcext:value-type="float">
            <text:p>1033564</text:p>
          </table:table-cell>
          <table:table-cell office:value-type="string" calcext:value-type="string">
            <text:p>release_lock</text:p>
          </table:table-cell>
          <table:table-cell office:value-type="float" office:value="1.46610959496008E+015" calcext:value-type="float">
            <text:p>1466109594960080</text:p>
          </table:table-cell>
          <table:table-cell office:value-type="float" office:value="1.46610959496009E+015" calcext:value-type="float">
            <text:p>14661095949600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2697" calcext:value-type="float">
            <text:p>1022697</text:p>
          </table:table-cell>
          <table:table-cell office:value-type="string" calcext:value-type="string">
            <text:p>release_lock</text:p>
          </table:table-cell>
          <table:table-cell office:value-type="float" office:value="1.46610985334455E+015" calcext:value-type="float">
            <text:p>1466109853344550</text:p>
          </table:table-cell>
          <table:table-cell office:value-type="float" office:value="1.46610985334457E+015" calcext:value-type="float">
            <text:p>14661098533445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220" calcext:value-type="float">
            <text:p>1030220</text:p>
          </table:table-cell>
          <table:table-cell office:value-type="string" calcext:value-type="string">
            <text:p>release_lock</text:p>
          </table:table-cell>
          <table:table-cell office:value-type="float" office:value="1.46611012049426E+015" calcext:value-type="float">
            <text:p>1466110120494260</text:p>
          </table:table-cell>
          <table:table-cell office:value-type="float" office:value="1.46611012049427E+015" calcext:value-type="float">
            <text:p>146611012049427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36]" office:value-type="string" office:string-value="release_lock" calcext:value-type="string">
            <text:p>release_lock</text:p>
          </table:table-cell>
          <table:table-cell table:formula="of:=AVERAGE([.E36];[.K36];[.Q36];[.W36];[.AC36])"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office:value-type="float" office:value="1021986" calcext:value-type="float">
            <text:p>1021986</text:p>
          </table:table-cell>
          <table:table-cell office:value-type="string" calcext:value-type="string">
            <text:p>libxl_domain_unpause</text:p>
          </table:table-cell>
          <table:table-cell office:value-type="float" office:value="1.4661087543481E+015" calcext:value-type="float">
            <text:p>1466108754348100</text:p>
          </table:table-cell>
          <table:table-cell office:value-type="float" office:value="1.46610875434812E+015" calcext:value-type="float">
            <text:p>14661087543481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33103" calcext:value-type="float">
            <text:p>1033103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06660723E+015" calcext:value-type="float">
            <text:p>1466109066607230</text:p>
          </table:table-cell>
          <table:table-cell office:value-type="float" office:value="1.46610906660724E+015" calcext:value-type="float">
            <text:p>14661090666072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3574" calcext:value-type="float">
            <text:p>1033574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59496009E+015" calcext:value-type="float">
            <text:p>1466109594960090</text:p>
          </table:table-cell>
          <table:table-cell office:value-type="float" office:value="1.4661095949601E+015" calcext:value-type="float">
            <text:p>14661095949601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2716" calcext:value-type="float">
            <text:p>1022716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85334457E+015" calcext:value-type="float">
            <text:p>1466109853344570</text:p>
          </table:table-cell>
          <table:table-cell office:value-type="float" office:value="1.46610985334459E+015" calcext:value-type="float">
            <text:p>146610985334459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30234" calcext:value-type="float">
            <text:p>1030234</text:p>
          </table:table-cell>
          <table:table-cell office:value-type="string" calcext:value-type="string">
            <text:p>libxl_domain_unpause</text:p>
          </table:table-cell>
          <table:table-cell office:value-type="float" office:value="1.46611012049427E+015" calcext:value-type="float">
            <text:p>1466110120494270</text:p>
          </table:table-cell>
          <table:table-cell office:value-type="float" office:value="1.46611012049428E+015" calcext:value-type="float">
            <text:p>14661101204942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37]" office:value-type="string" office:string-value="libxl_domain_unpause" calcext:value-type="string">
            <text:p>libxl_domain_unpause</text:p>
          </table:table-cell>
          <table:table-cell table:formula="of:=AVERAGE([.E37];[.K37];[.Q37];[.W37];[.AC37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001585" calcext:value-type="float">
            <text:p>1001585</text:p>
          </table:table-cell>
          <table:table-cell office:value-type="string" calcext:value-type="string">
            <text:p>libxl__domain_create_info_setdefault</text:p>
          </table:table-cell>
          <table:table-cell table:number-columns-repeated="2" office:value-type="float" office:value="1.4661087543277E+015" calcext:value-type="float">
            <text:p>14661087543277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515" calcext:value-type="float">
            <text:p>1001515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06657564E+015" calcext:value-type="float">
            <text:p>1466109066575640</text:p>
          </table:table-cell>
          <table:table-cell office:value-type="float" office:value="1.46610906657567E+015" calcext:value-type="float">
            <text:p>14661090665756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01550" calcext:value-type="float">
            <text:p>1001550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59492807E+015" calcext:value-type="float">
            <text:p>1466109594928070</text:p>
          </table:table-cell>
          <table:table-cell office:value-type="float" office:value="1.4661095949281E+015" calcext:value-type="float">
            <text:p>1466109594928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1587" calcext:value-type="float">
            <text:p>1001587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85332345E+015" calcext:value-type="float">
            <text:p>1466109853323450</text:p>
          </table:table-cell>
          <table:table-cell office:value-type="float" office:value="1.46610985332347E+015" calcext:value-type="float">
            <text:p>14661098533234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1526" calcext:value-type="float">
            <text:p>1001526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1012046556E+015" calcext:value-type="float">
            <text:p>1466110120465560</text:p>
          </table:table-cell>
          <table:table-cell office:value-type="float" office:value="1.46611012046559E+015" calcext:value-type="float">
            <text:p>146611012046559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38]" office:value-type="string" office:string-value="libxl__domain_create_info_setdefault" calcext:value-type="string">
            <text:p>libxl__domain_create_info_setdefault</text:p>
          </table:table-cell>
          <table:table-cell table:formula="of:=AVERAGE([.E38];[.K38];[.Q38];[.W38];[.AC38])" office:value-type="float" office:value="21.4" calcext:value-type="float">
            <text:p>21.4</text:p>
          </table:table-cell>
          <table:table-cell table:number-columns-repeated="2"/>
        </table:table-row>
        <table:table-row table:style-name="ro1">
          <table:table-cell office:value-type="float" office:value="1001594" calcext:value-type="float">
            <text:p>1001594</text:p>
          </table:table-cell>
          <table:table-cell office:value-type="string" calcext:value-type="string">
            <text:p>libxl__domain_make</text:p>
          </table:table-cell>
          <table:table-cell office:value-type="float" office:value="1.46610875432771E+015" calcext:value-type="float">
            <text:p>1466108754327710</text:p>
          </table:table-cell>
          <table:table-cell office:value-type="float" office:value="1.4661087543311E+015" calcext:value-type="float">
            <text:p>1466108754331100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1001550" calcext:value-type="float">
            <text:p>1001550</text:p>
          </table:table-cell>
          <table:table-cell office:value-type="string" calcext:value-type="string">
            <text:p>libxl__domain_make</text:p>
          </table:table-cell>
          <table:table-cell office:value-type="float" office:value="1.46610906657568E+015" calcext:value-type="float">
            <text:p>1466109066575680</text:p>
          </table:table-cell>
          <table:table-cell office:value-type="float" office:value="1.4661090665859E+015" calcext:value-type="float">
            <text:p>1466109066585900</text:p>
          </table:table-cell>
          <table:table-cell office:value-type="float" office:value="10217" calcext:value-type="float">
            <text:p>10217</text:p>
          </table:table-cell>
          <table:table-cell/>
          <table:table-cell office:value-type="float" office:value="1001585" calcext:value-type="float">
            <text:p>1001585</text:p>
          </table:table-cell>
          <table:table-cell office:value-type="string" calcext:value-type="string">
            <text:p>libxl__domain_make</text:p>
          </table:table-cell>
          <table:table-cell office:value-type="float" office:value="1.4661095949281E+015" calcext:value-type="float">
            <text:p>1466109594928100</text:p>
          </table:table-cell>
          <table:table-cell office:value-type="float" office:value="1.46610959493849E+015" calcext:value-type="float">
            <text:p>1466109594938490</text:p>
          </table:table-cell>
          <table:table-cell office:value-type="float" office:value="10391" calcext:value-type="float">
            <text:p>10391</text:p>
          </table:table-cell>
          <table:table-cell/>
          <table:table-cell office:value-type="float" office:value="1001615" calcext:value-type="float">
            <text:p>1001615</text:p>
          </table:table-cell>
          <table:table-cell office:value-type="string" calcext:value-type="string">
            <text:p>libxl__domain_make</text:p>
          </table:table-cell>
          <table:table-cell office:value-type="float" office:value="1.46610985332347E+015" calcext:value-type="float">
            <text:p>1466109853323470</text:p>
          </table:table-cell>
          <table:table-cell office:value-type="float" office:value="1.46610985332793E+015" calcext:value-type="float">
            <text:p>1466109853327930</text:p>
          </table:table-cell>
          <table:table-cell office:value-type="float" office:value="4455" calcext:value-type="float">
            <text:p>4455</text:p>
          </table:table-cell>
          <table:table-cell/>
          <table:table-cell office:value-type="float" office:value="1001561" calcext:value-type="float">
            <text:p>1001561</text:p>
          </table:table-cell>
          <table:table-cell office:value-type="string" calcext:value-type="string">
            <text:p>libxl__domain_make</text:p>
          </table:table-cell>
          <table:table-cell office:value-type="float" office:value="1.4661101204656E+015" calcext:value-type="float">
            <text:p>1466110120465600</text:p>
          </table:table-cell>
          <table:table-cell office:value-type="float" office:value="1.4661101204762E+015" calcext:value-type="float">
            <text:p>1466110120476200</text:p>
          </table:table-cell>
          <table:table-cell office:value-type="float" office:value="10603" calcext:value-type="float">
            <text:p>10603</text:p>
          </table:table-cell>
          <table:table-cell/>
          <table:table-cell table:formula="of:=[.B39]" office:value-type="string" office:string-value="libxl__domain_make" calcext:value-type="string">
            <text:p>libxl__domain_make</text:p>
          </table:table-cell>
          <table:table-cell table:formula="of:=AVERAGE([.E39];[.K39];[.Q39];[.W39];[.AC39])" office:value-type="float" office:value="7811" calcext:value-type="float">
            <text:p>7811</text:p>
          </table:table-cell>
          <table:table-cell table:number-columns-repeated="2"/>
        </table:table-row>
        <table:table-row table:style-name="ro1">
          <table:table-cell office:value-type="float" office:value="1004989" calcext:value-type="float">
            <text:p>1004989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87543311E+015" calcext:value-type="float">
            <text:p>1466108754331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1795" calcext:value-type="float">
            <text:p>1011795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06658592E+015" calcext:value-type="float">
            <text:p>1466109066585920</text:p>
          </table:table-cell>
          <table:table-cell office:value-type="float" office:value="1.46610906658593E+015" calcext:value-type="float">
            <text:p>14661090665859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2006" calcext:value-type="float">
            <text:p>1012006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59493852E+015" calcext:value-type="float">
            <text:p>1466109594938520</text:p>
          </table:table-cell>
          <table:table-cell office:value-type="float" office:value="1.46610959493853E+015" calcext:value-type="float">
            <text:p>14661095949385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6078" calcext:value-type="float">
            <text:p>1006078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985332794E+015" calcext:value-type="float">
            <text:p>14661098533279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2192" calcext:value-type="float">
            <text:p>1012192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1012047623E+015" calcext:value-type="float">
            <text:p>1466110120476230</text:p>
          </table:table-cell>
          <table:table-cell office:value-type="float" office:value="1.46611012047624E+015" calcext:value-type="float">
            <text:p>14661101204762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0]" office:value-type="string" office:string-value="libxl__domain_build_info_setdefault" calcext:value-type="string">
            <text:p>libxl__domain_build_info_setdefault</text:p>
          </table:table-cell>
          <table:table-cell table:formula="of:=AVERAGE([.E40];[.K40];[.Q40];[.W40];[.AC4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5069" calcext:value-type="float">
            <text:p>1005069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875433118E+015" calcext:value-type="float">
            <text:p>1466108754331180</text:p>
          </table:table-cell>
          <table:table-cell office:value-type="float" office:value="1.46610875434805E+015" calcext:value-type="float">
            <text:p>1466108754348050</text:p>
          </table:table-cell>
          <table:table-cell office:value-type="float" office:value="16871" calcext:value-type="float">
            <text:p>16871</text:p>
          </table:table-cell>
          <table:table-cell/>
          <table:table-cell office:value-type="float" office:value="1012034" calcext:value-type="float">
            <text:p>1012034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06658616E+015" calcext:value-type="float">
            <text:p>1466109066586160</text:p>
          </table:table-cell>
          <table:table-cell office:value-type="float" office:value="1.46610906660719E+015" calcext:value-type="float">
            <text:p>1466109066607190</text:p>
          </table:table-cell>
          <table:table-cell office:value-type="float" office:value="21029" calcext:value-type="float">
            <text:p>21029</text:p>
          </table:table-cell>
          <table:table-cell/>
          <table:table-cell office:value-type="float" office:value="1012209" calcext:value-type="float">
            <text:p>1012209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59493873E+015" calcext:value-type="float">
            <text:p>1466109594938730</text:p>
          </table:table-cell>
          <table:table-cell office:value-type="float" office:value="1.46610959496006E+015" calcext:value-type="float">
            <text:p>1466109594960060</text:p>
          </table:table-cell>
          <table:table-cell office:value-type="float" office:value="21334" calcext:value-type="float">
            <text:p>21334</text:p>
          </table:table-cell>
          <table:table-cell/>
          <table:table-cell office:value-type="float" office:value="1006142" calcext:value-type="float">
            <text:p>1006142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853328E+015" calcext:value-type="float">
            <text:p>1466109853328000</text:p>
          </table:table-cell>
          <table:table-cell office:value-type="float" office:value="1.46610985334452E+015" calcext:value-type="float">
            <text:p>1466109853344520</text:p>
          </table:table-cell>
          <table:table-cell office:value-type="float" office:value="16521" calcext:value-type="float">
            <text:p>16521</text:p>
          </table:table-cell>
          <table:table-cell/>
          <table:table-cell office:value-type="float" office:value="1012395" calcext:value-type="float">
            <text:p>1012395</text:p>
          </table:table-cell>
          <table:table-cell office:value-type="string" calcext:value-type="string">
            <text:p>libxl__bootloader_run</text:p>
          </table:table-cell>
          <table:table-cell office:value-type="float" office:value="1.46611012047643E+015" calcext:value-type="float">
            <text:p>1466110120476430</text:p>
          </table:table-cell>
          <table:table-cell office:value-type="float" office:value="1.46611012049423E+015" calcext:value-type="float">
            <text:p>1466110120494230</text:p>
          </table:table-cell>
          <table:table-cell office:value-type="float" office:value="17799" calcext:value-type="float">
            <text:p>17799</text:p>
          </table:table-cell>
          <table:table-cell/>
          <table:table-cell table:formula="of:=[.B41]" office:value-type="string" office:string-value="libxl__bootloader_run" calcext:value-type="string">
            <text:p>libxl__bootloader_run</text:p>
          </table:table-cell>
          <table:table-cell table:formula="of:=AVERAGE([.E41];[.K41];[.Q41];[.W41];[.AC41])" office:value-type="float" office:value="18710.8" calcext:value-type="float">
            <text:p>18710.8</text:p>
          </table:table-cell>
          <table:table-cell table:number-columns-repeated="2"/>
        </table:table-row>
        <table:table-row table:style-name="ro1">
          <table:table-cell office:value-type="float" office:value="1001601" calcext:value-type="float">
            <text:p>1001601</text:p>
          </table:table-cell>
          <table:table-cell office:value-type="string" calcext:value-type="string">
            <text:p>xc_domain_create</text:p>
          </table:table-cell>
          <table:table-cell office:value-type="float" office:value="1.46610875432771E+015" calcext:value-type="float">
            <text:p>1466108754327710</text:p>
          </table:table-cell>
          <table:table-cell office:value-type="float" office:value="1.46610875432775E+015" calcext:value-type="float">
            <text:p>14661087543277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1572" calcext:value-type="float">
            <text:p>1001572</text:p>
          </table:table-cell>
          <table:table-cell office:value-type="string" calcext:value-type="string">
            <text:p>xc_domain_create</text:p>
          </table:table-cell>
          <table:table-cell office:value-type="float" office:value="1.4661090665757E+015" calcext:value-type="float">
            <text:p>1466109066575700</text:p>
          </table:table-cell>
          <table:table-cell office:value-type="float" office:value="1.46610906657582E+015" calcext:value-type="float">
            <text:p>14661090665758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1606" calcext:value-type="float">
            <text:p>1001606</text:p>
          </table:table-cell>
          <table:table-cell office:value-type="string" calcext:value-type="string">
            <text:p>xc_domain_create</text:p>
          </table:table-cell>
          <table:table-cell office:value-type="float" office:value="1.46610959492812E+015" calcext:value-type="float">
            <text:p>1466109594928120</text:p>
          </table:table-cell>
          <table:table-cell office:value-type="float" office:value="1.46610959492825E+015" calcext:value-type="float">
            <text:p>146610959492825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01637" calcext:value-type="float">
            <text:p>1001637</text:p>
          </table:table-cell>
          <table:table-cell office:value-type="string" calcext:value-type="string">
            <text:p>xc_domain_create</text:p>
          </table:table-cell>
          <table:table-cell office:value-type="float" office:value="1.4661098533235E+015" calcext:value-type="float">
            <text:p>1466109853323500</text:p>
          </table:table-cell>
          <table:table-cell office:value-type="float" office:value="1.46610985332361E+015" calcext:value-type="float">
            <text:p>146610985332361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01583" calcext:value-type="float">
            <text:p>1001583</text:p>
          </table:table-cell>
          <table:table-cell office:value-type="string" calcext:value-type="string">
            <text:p>xc_domain_create</text:p>
          </table:table-cell>
          <table:table-cell office:value-type="float" office:value="1.46611012046562E+015" calcext:value-type="float">
            <text:p>1466110120465620</text:p>
          </table:table-cell>
          <table:table-cell office:value-type="float" office:value="1.46611012046573E+015" calcext:value-type="float">
            <text:p>146611012046573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42]" office:value-type="string" office:string-value="xc_domain_create" calcext:value-type="string">
            <text:p>xc_domain_create</text:p>
          </table:table-cell>
          <table:table-cell table:formula="of:=AVERAGE([.E42];[.K42];[.Q42];[.W42];[.AC42])" office:value-type="float" office:value="103.4" calcext:value-type="float">
            <text:p>103.4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B43]" office:value-type="float" office:value="0" calcext:value-type="float">
            <text:p>0</text:p>
          </table:table-cell>
          <table:table-cell table:formula="of:=AVERAGE([.E43];[.K43];[.Q43];[.W43];[.AC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B44]" office:value-type="float" office:value="0" calcext:value-type="float">
            <text:p>0</text:p>
          </table:table-cell>
          <table:table-cell table:formula="of:=AVERAGE([.E44];[.K44];[.Q44];[.W44];[.AC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146610879904333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085409314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64019066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904123361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10164402474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table:formula="of:=[.B45]" office:value-type="string" office:string-value="function" calcext:value-type="string">
            <text:p>function</text:p>
          </table:table-cell>
          <table:table-cell table:formula="of:=AVERAGE([.E45];[.K45];[.Q45];[.W45];[.AC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879904334E+015" calcext:value-type="float">
            <text:p>1466108799043340</text:p>
          </table:table-cell>
          <table:table-cell office:value-type="float" office:value="1.46610880007019E+015" calcext:value-type="float">
            <text:p>1466108800070190</text:p>
          </table:table-cell>
          <table:table-cell office:value-type="float" office:value="1026853" calcext:value-type="float">
            <text:p>1026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08540931E+015" calcext:value-type="float">
            <text:p>1466109085409310</text:p>
          </table:table-cell>
          <table:table-cell office:value-type="float" office:value="1.46610908643432E+015" calcext:value-type="float">
            <text:p>1466109086434320</text:p>
          </table:table-cell>
          <table:table-cell office:value-type="float" office:value="1025003" calcext:value-type="float">
            <text:p>1025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64019067E+015" calcext:value-type="float">
            <text:p>1466109640190670</text:p>
          </table:table-cell>
          <table:table-cell office:value-type="float" office:value="1.46610964122351E+015" calcext:value-type="float">
            <text:p>1466109641223510</text:p>
          </table:table-cell>
          <table:table-cell office:value-type="float" office:value="1032846" calcext:value-type="float">
            <text:p>10328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90412336E+015" calcext:value-type="float">
            <text:p>1466109904123360</text:p>
          </table:table-cell>
          <table:table-cell office:value-type="float" office:value="1.4661099051612E+015" calcext:value-type="float">
            <text:p>1466109905161200</text:p>
          </table:table-cell>
          <table:table-cell office:value-type="float" office:value="1037838" calcext:value-type="float">
            <text:p>10378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1016440247E+015" calcext:value-type="float">
            <text:p>1466110164402470</text:p>
          </table:table-cell>
          <table:table-cell office:value-type="float" office:value="1.46611016543564E+015" calcext:value-type="float">
            <text:p>1466110165435640</text:p>
          </table:table-cell>
          <table:table-cell office:value-type="float" office:value="1033161" calcext:value-type="float">
            <text:p>1033161</text:p>
          </table:table-cell>
          <table:table-cell/>
          <table:table-cell office:value-type="string" calcext:value-type="string">
            <text:p>Third boot</text:p>
          </table:table-cell>
          <table:table-cell table:formula="of:=AVERAGE([.E46];[.K46];[.Q46];[.W46];[.AC46])" office:value-type="float" office:value="1031140.2" calcext:value-type="float">
            <text:p>1031140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_domain</text:p>
          </table:table-cell>
          <table:table-cell office:value-type="float" office:value="1.46610879904335E+015" calcext:value-type="float">
            <text:p>1466108799043350</text:p>
          </table:table-cell>
          <table:table-cell office:value-type="float" office:value="1.46610880007017E+015" calcext:value-type="float">
            <text:p>1466108800070170</text:p>
          </table:table-cell>
          <table:table-cell office:value-type="float" office:value="1026811" calcext:value-type="float">
            <text:p>10268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reate_domain</text:p>
          </table:table-cell>
          <table:table-cell office:value-type="float" office:value="1.46610908540933E+015" calcext:value-type="float">
            <text:p>1466109085409330</text:p>
          </table:table-cell>
          <table:table-cell office:value-type="float" office:value="1.46610908643429E+015" calcext:value-type="float">
            <text:p>1466109086434290</text:p>
          </table:table-cell>
          <table:table-cell office:value-type="float" office:value="1024962" calcext:value-type="float">
            <text:p>10249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reate_domain</text:p>
          </table:table-cell>
          <table:table-cell office:value-type="float" office:value="1.46610964019069E+015" calcext:value-type="float">
            <text:p>1466109640190690</text:p>
          </table:table-cell>
          <table:table-cell office:value-type="float" office:value="1.46610964122349E+015" calcext:value-type="float">
            <text:p>1466109641223490</text:p>
          </table:table-cell>
          <table:table-cell office:value-type="float" office:value="1032804" calcext:value-type="float">
            <text:p>10328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reate_domain</text:p>
          </table:table-cell>
          <table:table-cell office:value-type="float" office:value="1.46610990412338E+015" calcext:value-type="float">
            <text:p>1466109904123380</text:p>
          </table:table-cell>
          <table:table-cell office:value-type="float" office:value="1.46610990516118E+015" calcext:value-type="float">
            <text:p>1466109905161180</text:p>
          </table:table-cell>
          <table:table-cell office:value-type="float" office:value="1037799" calcext:value-type="float">
            <text:p>10377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reate_domain</text:p>
          </table:table-cell>
          <table:table-cell office:value-type="float" office:value="1.4661101644025E+015" calcext:value-type="float">
            <text:p>1466110164402500</text:p>
          </table:table-cell>
          <table:table-cell office:value-type="float" office:value="1.46611016543561E+015" calcext:value-type="float">
            <text:p>1466110165435610</text:p>
          </table:table-cell>
          <table:table-cell office:value-type="float" office:value="1033109" calcext:value-type="float">
            <text:p>1033109</text:p>
          </table:table-cell>
          <table:table-cell/>
          <table:table-cell table:formula="of:=[.B47]" office:value-type="string" office:string-value="create_domain" calcext:value-type="string">
            <text:p>create_domain</text:p>
          </table:table-cell>
          <table:table-cell table:formula="of:=AVERAGE([.E47];[.K47];[.Q47];[.W47];[.AC47])" office:value-type="float" office:value="1031097" calcext:value-type="float">
            <text:p>103109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quire_lock</text:p>
          </table:table-cell>
          <table:table-cell office:value-type="float" office:value="1.46610879904344E+015" calcext:value-type="float">
            <text:p>1466108799043440</text:p>
          </table:table-cell>
          <table:table-cell office:value-type="float" office:value="1.46610879904345E+015" calcext:value-type="float">
            <text:p>14661087990434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acquire_lock</text:p>
          </table:table-cell>
          <table:table-cell office:value-type="float" office:value="1.46610908540941E+015" calcext:value-type="float">
            <text:p>1466109085409410</text:p>
          </table:table-cell>
          <table:table-cell office:value-type="float" office:value="1.46610908540942E+015" calcext:value-type="float">
            <text:p>14661090854094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acquire_lock</text:p>
          </table:table-cell>
          <table:table-cell office:value-type="float" office:value="1.46610964019078E+015" calcext:value-type="float">
            <text:p>1466109640190780</text:p>
          </table:table-cell>
          <table:table-cell office:value-type="float" office:value="1.46610964019079E+015" calcext:value-type="float">
            <text:p>14661096401907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acquire_lock</text:p>
          </table:table-cell>
          <table:table-cell office:value-type="float" office:value="1.46610990412347E+015" calcext:value-type="float">
            <text:p>1466109904123470</text:p>
          </table:table-cell>
          <table:table-cell office:value-type="float" office:value="1.46610990412348E+015" calcext:value-type="float">
            <text:p>14661099041234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cquire_lock</text:p>
          </table:table-cell>
          <table:table-cell office:value-type="float" office:value="1.46611016440258E+015" calcext:value-type="float">
            <text:p>1466110164402580</text:p>
          </table:table-cell>
          <table:table-cell office:value-type="float" office:value="1.4661101644026E+015" calcext:value-type="float">
            <text:p>14661101644026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48]" office:value-type="string" office:string-value="acquire_lock" calcext:value-type="string">
            <text:p>acquire_lock</text:p>
          </table:table-cell>
          <table:table-cell table:formula="of:=AVERAGE([.E48];[.K48];[.Q48];[.W48];[.AC48])" office:value-type="float" office:value="13.8" calcext:value-type="float">
            <text:p>13.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reemem</text:p>
          </table:table-cell>
          <table:table-cell office:value-type="float" office:value="1.46610879904346E+015" calcext:value-type="float">
            <text:p>1466108799043460</text:p>
          </table:table-cell>
          <table:table-cell office:value-type="float" office:value="1.46610880004439E+015" calcext:value-type="float">
            <text:p>1466108800044390</text:p>
          </table:table-cell>
          <table:table-cell office:value-type="float" office:value="1000939" calcext:value-type="float">
            <text:p>100093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reemem</text:p>
          </table:table-cell>
          <table:table-cell office:value-type="float" office:value="1.46610908540943E+015" calcext:value-type="float">
            <text:p>1466109085409430</text:p>
          </table:table-cell>
          <table:table-cell office:value-type="float" office:value="1.46610908641034E+015" calcext:value-type="float">
            <text:p>1466109086410340</text:p>
          </table:table-cell>
          <table:table-cell office:value-type="float" office:value="1000914" calcext:value-type="float">
            <text:p>10009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freemem</text:p>
          </table:table-cell>
          <table:table-cell office:value-type="float" office:value="1.4661096401908E+015" calcext:value-type="float">
            <text:p>1466109640190800</text:p>
          </table:table-cell>
          <table:table-cell office:value-type="float" office:value="1.46610964119166E+015" calcext:value-type="float">
            <text:p>1466109641191660</text:p>
          </table:table-cell>
          <table:table-cell office:value-type="float" office:value="1000861" calcext:value-type="float">
            <text:p>100086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freemem</text:p>
          </table:table-cell>
          <table:table-cell office:value-type="float" office:value="1.46610990412348E+015" calcext:value-type="float">
            <text:p>1466109904123480</text:p>
          </table:table-cell>
          <table:table-cell office:value-type="float" office:value="1.4661099051245E+015" calcext:value-type="float">
            <text:p>1466109905124500</text:p>
          </table:table-cell>
          <table:table-cell office:value-type="float" office:value="1001023" calcext:value-type="float">
            <text:p>100102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freemem</text:p>
          </table:table-cell>
          <table:table-cell office:value-type="float" office:value="1.4661101644026E+015" calcext:value-type="float">
            <text:p>1466110164402600</text:p>
          </table:table-cell>
          <table:table-cell office:value-type="float" office:value="1.46611016540354E+015" calcext:value-type="float">
            <text:p>1466110165403540</text:p>
          </table:table-cell>
          <table:table-cell office:value-type="float" office:value="1000942" calcext:value-type="float">
            <text:p>1000942</text:p>
          </table:table-cell>
          <table:table-cell/>
          <table:table-cell table:formula="of:=[.B49]" office:value-type="string" office:string-value="freemem" calcext:value-type="string">
            <text:p>freemem</text:p>
          </table:table-cell>
          <table:table-cell table:formula="of:=AVERAGE([.E49];[.K49];[.Q49];[.W49];[.AC49])" office:value-type="float" office:value="1000935.8" calcext:value-type="float">
            <text:p>1000935.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879904346E+015" calcext:value-type="float">
            <text:p>1466108799043460</text:p>
          </table:table-cell>
          <table:table-cell office:value-type="float" office:value="1.46610879904348E+015" calcext:value-type="float">
            <text:p>14661087990434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08540943E+015" calcext:value-type="float">
            <text:p>1466109085409430</text:p>
          </table:table-cell>
          <table:table-cell office:value-type="float" office:value="1.46610908540945E+015" calcext:value-type="float">
            <text:p>14661090854094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6401908E+015" calcext:value-type="float">
            <text:p>1466109640190800</text:p>
          </table:table-cell>
          <table:table-cell office:value-type="float" office:value="1.46610964019082E+015" calcext:value-type="float">
            <text:p>14661096401908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90412348E+015" calcext:value-type="float">
            <text:p>1466109904123480</text:p>
          </table:table-cell>
          <table:table-cell office:value-type="float" office:value="1.46610990412351E+015" calcext:value-type="float">
            <text:p>14661099041235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101644026E+015" calcext:value-type="float">
            <text:p>1466110164402600</text:p>
          </table:table-cell>
          <table:table-cell office:value-type="float" office:value="1.46611016440265E+015" calcext:value-type="float">
            <text:p>14661101644026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50]" office:value-type="string" office:string-value="libxl_domain_need_memory" calcext:value-type="string">
            <text:p>libxl_domain_need_memory</text:p>
          </table:table-cell>
          <table:table-cell table:formula="of:=AVERAGE([.E50];[.K50];[.Q50];[.W50];[.AC50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879904348E+015" calcext:value-type="float">
            <text:p>1466108799043480</text:p>
          </table:table-cell>
          <table:table-cell office:value-type="float" office:value="1.46610879904357E+015" calcext:value-type="float">
            <text:p>146610879904357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08540945E+015" calcext:value-type="float">
            <text:p>1466109085409450</text:p>
          </table:table-cell>
          <table:table-cell office:value-type="float" office:value="1.46610908540953E+015" calcext:value-type="float">
            <text:p>146610908540953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64019082E+015" calcext:value-type="float">
            <text:p>1466109640190820</text:p>
          </table:table-cell>
          <table:table-cell office:value-type="float" office:value="1.4661096401909E+015" calcext:value-type="float">
            <text:p>14661096401909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90412351E+015" calcext:value-type="float">
            <text:p>1466109904123510</text:p>
          </table:table-cell>
          <table:table-cell office:value-type="float" office:value="1.4661099041236E+015" calcext:value-type="float">
            <text:p>14661099041236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libxl_get_free_memory</text:p>
          </table:table-cell>
          <table:table-cell office:value-type="float" office:value="1.46611016440265E+015" calcext:value-type="float">
            <text:p>1466110164402650</text:p>
          </table:table-cell>
          <table:table-cell office:value-type="float" office:value="1.46611016440274E+015" calcext:value-type="float">
            <text:p>146611016440274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51]" office:value-type="string" office:string-value="libxl_get_free_memory" calcext:value-type="string">
            <text:p>libxl_get_free_memory</text:p>
          </table:table-cell>
          <table:table-cell table:formula="of:=AVERAGE([.E51];[.K51];[.Q51];[.W51];[.AC51])" office:value-type="float" office:value="85.2" calcext:value-type="float">
            <text:p>85.2</text:p>
          </table:table-cell>
          <table:table-cell table:number-columns-repeated="2"/>
        </table:table-row>
        <table:table-row table:style-name="ro1">
          <table:table-cell office:value-type="float" office:value="1001067" calcext:value-type="float">
            <text:p>1001067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88000444E+015" calcext:value-type="float">
            <text:p>1466108800044400</text:p>
          </table:table-cell>
          <table:table-cell office:value-type="float" office:value="1.46610880006686E+015" calcext:value-type="float">
            <text:p>1466108800066860</text:p>
          </table:table-cell>
          <table:table-cell office:value-type="float" office:value="22457" calcext:value-type="float">
            <text:p>22457</text:p>
          </table:table-cell>
          <table:table-cell/>
          <table:table-cell office:value-type="float" office:value="1001035" calcext:value-type="float">
            <text:p>100103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08641035E+015" calcext:value-type="float">
            <text:p>1466109086410350</text:p>
          </table:table-cell>
          <table:table-cell office:value-type="float" office:value="1.46610908643154E+015" calcext:value-type="float">
            <text:p>1466109086431540</text:p>
          </table:table-cell>
          <table:table-cell office:value-type="float" office:value="21195" calcext:value-type="float">
            <text:p>21195</text:p>
          </table:table-cell>
          <table:table-cell/>
          <table:table-cell office:value-type="float" office:value="1000997" calcext:value-type="float">
            <text:p>1000997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64119166E+015" calcext:value-type="float">
            <text:p>1466109641191660</text:p>
          </table:table-cell>
          <table:table-cell office:value-type="float" office:value="1.46610964122084E+015" calcext:value-type="float">
            <text:p>1466109641220840</text:p>
          </table:table-cell>
          <table:table-cell office:value-type="float" office:value="29172" calcext:value-type="float">
            <text:p>29172</text:p>
          </table:table-cell>
          <table:table-cell/>
          <table:table-cell office:value-type="float" office:value="1001152" calcext:value-type="float">
            <text:p>1001152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90512451E+015" calcext:value-type="float">
            <text:p>1466109905124510</text:p>
          </table:table-cell>
          <table:table-cell office:value-type="float" office:value="1.4661099051588E+015" calcext:value-type="float">
            <text:p>1466109905158800</text:p>
          </table:table-cell>
          <table:table-cell office:value-type="float" office:value="34290" calcext:value-type="float">
            <text:p>34290</text:p>
          </table:table-cell>
          <table:table-cell/>
          <table:table-cell office:value-type="float" office:value="1001075" calcext:value-type="float">
            <text:p>100107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1016540355E+015" calcext:value-type="float">
            <text:p>1466110165403550</text:p>
          </table:table-cell>
          <table:table-cell office:value-type="float" office:value="1.46611016543322E+015" calcext:value-type="float">
            <text:p>1466110165433220</text:p>
          </table:table-cell>
          <table:table-cell office:value-type="float" office:value="29669" calcext:value-type="float">
            <text:p>29669</text:p>
          </table:table-cell>
          <table:table-cell/>
          <table:table-cell table:formula="of:=[.B52]" office:value-type="string" office:string-value="libxl_domain_create_new" calcext:value-type="string">
            <text:p>libxl_domain_create_new</text:p>
          </table:table-cell>
          <table:table-cell table:formula="of:=AVERAGE([.E52];[.K52];[.Q52];[.W52];[.AC52])" office:value-type="float" office:value="27356.6" calcext:value-type="float">
            <text:p>27356.6</text:p>
          </table:table-cell>
          <table:table-cell table:number-columns-repeated="2"/>
        </table:table-row>
        <table:table-row table:style-name="ro1">
          <table:table-cell office:value-type="float" office:value="1001177" calcext:value-type="float">
            <text:p>1001177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880004451E+015" calcext:value-type="float">
            <text:p>1466108800044510</text:p>
          </table:table-cell>
          <table:table-cell office:value-type="float" office:value="1.46610880006685E+015" calcext:value-type="float">
            <text:p>1466108800066850</text:p>
          </table:table-cell>
          <table:table-cell office:value-type="float" office:value="22336" calcext:value-type="float">
            <text:p>22336</text:p>
          </table:table-cell>
          <table:table-cell/>
          <table:table-cell office:value-type="float" office:value="1001142" calcext:value-type="float">
            <text:p>100114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08641046E+015" calcext:value-type="float">
            <text:p>1466109086410460</text:p>
          </table:table-cell>
          <table:table-cell office:value-type="float" office:value="1.46610908643154E+015" calcext:value-type="float">
            <text:p>1466109086431540</text:p>
          </table:table-cell>
          <table:table-cell office:value-type="float" office:value="21079" calcext:value-type="float">
            <text:p>21079</text:p>
          </table:table-cell>
          <table:table-cell/>
          <table:table-cell office:value-type="float" office:value="1001108" calcext:value-type="float">
            <text:p>100110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64119177E+015" calcext:value-type="float">
            <text:p>1466109641191770</text:p>
          </table:table-cell>
          <table:table-cell office:value-type="float" office:value="1.46610964122083E+015" calcext:value-type="float">
            <text:p>1466109641220830</text:p>
          </table:table-cell>
          <table:table-cell office:value-type="float" office:value="29053" calcext:value-type="float">
            <text:p>29053</text:p>
          </table:table-cell>
          <table:table-cell/>
          <table:table-cell office:value-type="float" office:value="1001261" calcext:value-type="float">
            <text:p>100126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90512462E+015" calcext:value-type="float">
            <text:p>1466109905124620</text:p>
          </table:table-cell>
          <table:table-cell office:value-type="float" office:value="1.46610990515879E+015" calcext:value-type="float">
            <text:p>1466109905158790</text:p>
          </table:table-cell>
          <table:table-cell office:value-type="float" office:value="34170" calcext:value-type="float">
            <text:p>34170</text:p>
          </table:table-cell>
          <table:table-cell/>
          <table:table-cell office:value-type="float" office:value="1001184" calcext:value-type="float">
            <text:p>100118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1016540366E+015" calcext:value-type="float">
            <text:p>1466110165403660</text:p>
          </table:table-cell>
          <table:table-cell office:value-type="float" office:value="1.46611016543321E+015" calcext:value-type="float">
            <text:p>1466110165433210</text:p>
          </table:table-cell>
          <table:table-cell office:value-type="float" office:value="29552" calcext:value-type="float">
            <text:p>29552</text:p>
          </table:table-cell>
          <table:table-cell/>
          <table:table-cell table:formula="of:=[.B53]" office:value-type="string" office:string-value="initiate_domain_create" calcext:value-type="string">
            <text:p>initiate_domain_create</text:p>
          </table:table-cell>
          <table:table-cell table:formula="of:=AVERAGE([.E53];[.K53];[.Q53];[.W53];[.AC53])" office:value-type="float" office:value="27238" calcext:value-type="float">
            <text:p>27238</text:p>
          </table:table-cell>
          <table:table-cell table:number-columns-repeated="2"/>
        </table:table-row>
        <table:table-row table:style-name="ro1">
          <table:table-cell office:value-type="float" office:value="1023529" calcext:value-type="float">
            <text:p>1023529</text:p>
          </table:table-cell>
          <table:table-cell office:value-type="string" calcext:value-type="string">
            <text:p>release_lock</text:p>
          </table:table-cell>
          <table:table-cell office:value-type="float" office:value="1.46610880006687E+015" calcext:value-type="float">
            <text:p>1466108800066870</text:p>
          </table:table-cell>
          <table:table-cell office:value-type="float" office:value="1.46610880006688E+015" calcext:value-type="float">
            <text:p>14661088000668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2234" calcext:value-type="float">
            <text:p>1022234</text:p>
          </table:table-cell>
          <table:table-cell office:value-type="string" calcext:value-type="string">
            <text:p>release_lock</text:p>
          </table:table-cell>
          <table:table-cell office:value-type="float" office:value="1.46610908643155E+015" calcext:value-type="float">
            <text:p>1466109086431550</text:p>
          </table:table-cell>
          <table:table-cell office:value-type="float" office:value="1.46610908643156E+015" calcext:value-type="float">
            <text:p>14661090864315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0172" calcext:value-type="float">
            <text:p>1030172</text:p>
          </table:table-cell>
          <table:table-cell office:value-type="string" calcext:value-type="string">
            <text:p>release_lock</text:p>
          </table:table-cell>
          <table:table-cell office:value-type="float" office:value="1.46610964122084E+015" calcext:value-type="float">
            <text:p>1466109641220840</text:p>
          </table:table-cell>
          <table:table-cell office:value-type="float" office:value="1.46610964122085E+015" calcext:value-type="float">
            <text:p>14661096412208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5446" calcext:value-type="float">
            <text:p>1035446</text:p>
          </table:table-cell>
          <table:table-cell office:value-type="string" calcext:value-type="string">
            <text:p>release_lock</text:p>
          </table:table-cell>
          <table:table-cell office:value-type="float" office:value="1.46610990515881E+015" calcext:value-type="float">
            <text:p>1466109905158810</text:p>
          </table:table-cell>
          <table:table-cell office:value-type="float" office:value="1.46610990515882E+015" calcext:value-type="float">
            <text:p>14661099051588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0747" calcext:value-type="float">
            <text:p>1030747</text:p>
          </table:table-cell>
          <table:table-cell office:value-type="string" calcext:value-type="string">
            <text:p>release_lock</text:p>
          </table:table-cell>
          <table:table-cell office:value-type="float" office:value="1.46611016543322E+015" calcext:value-type="float">
            <text:p>1466110165433220</text:p>
          </table:table-cell>
          <table:table-cell office:value-type="float" office:value="1.46611016543323E+015" calcext:value-type="float">
            <text:p>146611016543323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4]" office:value-type="string" office:string-value="release_lock" calcext:value-type="string">
            <text:p>release_lock</text:p>
          </table:table-cell>
          <table:table-cell table:formula="of:=AVERAGE([.E54];[.K54];[.Q54];[.W54];[.AC54])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office:value-type="float" office:value="1023544" calcext:value-type="float">
            <text:p>1023544</text:p>
          </table:table-cell>
          <table:table-cell office:value-type="string" calcext:value-type="string">
            <text:p>libxl_domain_unpause</text:p>
          </table:table-cell>
          <table:table-cell office:value-type="float" office:value="1.46610880006688E+015" calcext:value-type="float">
            <text:p>1466108800066880</text:p>
          </table:table-cell>
          <table:table-cell office:value-type="float" office:value="1.4661088000669E+015" calcext:value-type="float">
            <text:p>14661088000669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2244" calcext:value-type="float">
            <text:p>1022244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08643156E+015" calcext:value-type="float">
            <text:p>1466109086431560</text:p>
          </table:table-cell>
          <table:table-cell office:value-type="float" office:value="1.46610908643157E+015" calcext:value-type="float">
            <text:p>146610908643157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0183" calcext:value-type="float">
            <text:p>1030183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64122085E+015" calcext:value-type="float">
            <text:p>1466109641220850</text:p>
          </table:table-cell>
          <table:table-cell office:value-type="float" office:value="1.46610964122087E+015" calcext:value-type="float">
            <text:p>14661096412208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35461" calcext:value-type="float">
            <text:p>1035461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90515882E+015" calcext:value-type="float">
            <text:p>1466109905158820</text:p>
          </table:table-cell>
          <table:table-cell office:value-type="float" office:value="1.46610990515883E+015" calcext:value-type="float">
            <text:p>14661099051588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0757" calcext:value-type="float">
            <text:p>1030757</text:p>
          </table:table-cell>
          <table:table-cell office:value-type="string" calcext:value-type="string">
            <text:p>libxl_domain_unpause</text:p>
          </table:table-cell>
          <table:table-cell office:value-type="float" office:value="1.46611016543323E+015" calcext:value-type="float">
            <text:p>1466110165433230</text:p>
          </table:table-cell>
          <table:table-cell office:value-type="float" office:value="1.46611016543324E+015" calcext:value-type="float">
            <text:p>146611016543324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5]" office:value-type="string" office:string-value="libxl_domain_unpause" calcext:value-type="string">
            <text:p>libxl_domain_unpause</text:p>
          </table:table-cell>
          <table:table-cell table:formula="of:=AVERAGE([.E55];[.K55];[.Q55];[.W55];[.AC55])"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float" office:value="1001563" calcext:value-type="float">
            <text:p>1001563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88000449E+015" calcext:value-type="float">
            <text:p>1466108800044900</text:p>
          </table:table-cell>
          <table:table-cell office:value-type="float" office:value="1.46610880004493E+015" calcext:value-type="float">
            <text:p>14661088000449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1524" calcext:value-type="float">
            <text:p>1001524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08641084E+015" calcext:value-type="float">
            <text:p>1466109086410840</text:p>
          </table:table-cell>
          <table:table-cell office:value-type="float" office:value="1.46610908641087E+015" calcext:value-type="float">
            <text:p>146610908641087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1428" calcext:value-type="float">
            <text:p>1001428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6411921E+015" calcext:value-type="float">
            <text:p>1466109641192100</text:p>
          </table:table-cell>
          <table:table-cell office:value-type="float" office:value="1.46610964119212E+015" calcext:value-type="float">
            <text:p>14661096411921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1596" calcext:value-type="float">
            <text:p>1001596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90512496E+015" calcext:value-type="float">
            <text:p>1466109905124960</text:p>
          </table:table-cell>
          <table:table-cell office:value-type="float" office:value="1.46610990512498E+015" calcext:value-type="float">
            <text:p>146610990512498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1909" calcext:value-type="float">
            <text:p>1001909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1016540438E+015" calcext:value-type="float">
            <text:p>1466110165404380</text:p>
          </table:table-cell>
          <table:table-cell office:value-type="float" office:value="1.46611016540441E+015" calcext:value-type="float">
            <text:p>14661101654044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56]" office:value-type="string" office:string-value="libxl__domain_create_info_setdefault" calcext:value-type="string">
            <text:p>libxl__domain_create_info_setdefault</text:p>
          </table:table-cell>
          <table:table-cell table:formula="of:=AVERAGE([.E56];[.K56];[.Q56];[.W56];[.AC56])" office:value-type="float" office:value="25.2" calcext:value-type="float">
            <text:p>25.2</text:p>
          </table:table-cell>
          <table:table-cell table:number-columns-repeated="2"/>
        </table:table-row>
        <table:table-row table:style-name="ro1">
          <table:table-cell office:value-type="float" office:value="1001598" calcext:value-type="float">
            <text:p>1001598</text:p>
          </table:table-cell>
          <table:table-cell office:value-type="string" calcext:value-type="string">
            <text:p>libxl__domain_make</text:p>
          </table:table-cell>
          <table:table-cell office:value-type="float" office:value="1.46610880004493E+015" calcext:value-type="float">
            <text:p>1466108800044930</text:p>
          </table:table-cell>
          <table:table-cell office:value-type="float" office:value="1.46610880004956E+015" calcext:value-type="float">
            <text:p>1466108800049560</text:p>
          </table:table-cell>
          <table:table-cell office:value-type="float" office:value="4624" calcext:value-type="float">
            <text:p>4624</text:p>
          </table:table-cell>
          <table:table-cell/>
          <table:table-cell office:value-type="float" office:value="1001559" calcext:value-type="float">
            <text:p>1001559</text:p>
          </table:table-cell>
          <table:table-cell office:value-type="string" calcext:value-type="string">
            <text:p>libxl__domain_make</text:p>
          </table:table-cell>
          <table:table-cell office:value-type="float" office:value="1.46610908641087E+015" calcext:value-type="float">
            <text:p>1466109086410870</text:p>
          </table:table-cell>
          <table:table-cell office:value-type="float" office:value="1.46610908641497E+015" calcext:value-type="float">
            <text:p>146610908641497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1001463" calcext:value-type="float">
            <text:p>1001463</text:p>
          </table:table-cell>
          <table:table-cell office:value-type="string" calcext:value-type="string">
            <text:p>libxl__domain_make</text:p>
          </table:table-cell>
          <table:table-cell office:value-type="float" office:value="1.46610964119213E+015" calcext:value-type="float">
            <text:p>1466109641192130</text:p>
          </table:table-cell>
          <table:table-cell office:value-type="float" office:value="1.46610964120248E+015" calcext:value-type="float">
            <text:p>1466109641202480</text:p>
          </table:table-cell>
          <table:table-cell office:value-type="float" office:value="10351" calcext:value-type="float">
            <text:p>10351</text:p>
          </table:table-cell>
          <table:table-cell/>
          <table:table-cell office:value-type="float" office:value="1001622" calcext:value-type="float">
            <text:p>1001622</text:p>
          </table:table-cell>
          <table:table-cell office:value-type="string" calcext:value-type="string">
            <text:p>libxl__domain_make</text:p>
          </table:table-cell>
          <table:table-cell office:value-type="float" office:value="1.46610990512498E+015" calcext:value-type="float">
            <text:p>1466109905124980</text:p>
          </table:table-cell>
          <table:table-cell office:value-type="float" office:value="1.46610990513572E+015" calcext:value-type="float">
            <text:p>1466109905135720</text:p>
          </table:table-cell>
          <table:table-cell office:value-type="float" office:value="10735" calcext:value-type="float">
            <text:p>10735</text:p>
          </table:table-cell>
          <table:table-cell/>
          <table:table-cell office:value-type="float" office:value="1001945" calcext:value-type="float">
            <text:p>1001945</text:p>
          </table:table-cell>
          <table:table-cell office:value-type="string" calcext:value-type="string">
            <text:p>libxl__domain_make</text:p>
          </table:table-cell>
          <table:table-cell office:value-type="float" office:value="1.46611016540442E+015" calcext:value-type="float">
            <text:p>1466110165404420</text:p>
          </table:table-cell>
          <table:table-cell office:value-type="float" office:value="1.46611016541531E+015" calcext:value-type="float">
            <text:p>1466110165415310</text:p>
          </table:table-cell>
          <table:table-cell office:value-type="float" office:value="10887" calcext:value-type="float">
            <text:p>10887</text:p>
          </table:table-cell>
          <table:table-cell/>
          <table:table-cell table:formula="of:=[.B57]" office:value-type="string" office:string-value="libxl__domain_make" calcext:value-type="string">
            <text:p>libxl__domain_make</text:p>
          </table:table-cell>
          <table:table-cell table:formula="of:=AVERAGE([.E57];[.K57];[.Q57];[.W57];[.AC57])" office:value-type="float" office:value="8138.6" calcext:value-type="float">
            <text:p>8138.6</text:p>
          </table:table-cell>
          <table:table-cell table:number-columns-repeated="2"/>
        </table:table-row>
        <table:table-row table:style-name="ro1">
          <table:table-cell office:value-type="float" office:value="1006231" calcext:value-type="float">
            <text:p>1006231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880004957E+015" calcext:value-type="float">
            <text:p>14661088000495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5663" calcext:value-type="float">
            <text:p>1005663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908641498E+015" calcext:value-type="float">
            <text:p>14661090864149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1843" calcext:value-type="float">
            <text:p>1011843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64120251E+015" calcext:value-type="float">
            <text:p>1466109641202510</text:p>
          </table:table-cell>
          <table:table-cell office:value-type="float" office:value="1.46610964120252E+015" calcext:value-type="float">
            <text:p>14661096412025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2381" calcext:value-type="float">
            <text:p>1012381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90513574E+015" calcext:value-type="float">
            <text:p>1466109905135740</text:p>
          </table:table-cell>
          <table:table-cell office:value-type="float" office:value="1.46610990513575E+015" calcext:value-type="float">
            <text:p>14661099051357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2856" calcext:value-type="float">
            <text:p>1012856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1016541533E+015" calcext:value-type="float">
            <text:p>1466110165415330</text:p>
          </table:table-cell>
          <table:table-cell office:value-type="float" office:value="1.46611016541534E+015" calcext:value-type="float">
            <text:p>14661101654153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58]" office:value-type="string" office:string-value="libxl__domain_build_info_setdefault" calcext:value-type="string">
            <text:p>libxl__domain_build_info_setdefault</text:p>
          </table:table-cell>
          <table:table-cell table:formula="of:=AVERAGE([.E58];[.K58];[.Q58];[.W58];[.AC5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6311" calcext:value-type="float">
            <text:p>1006311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880004965E+015" calcext:value-type="float">
            <text:p>1466108800049650</text:p>
          </table:table-cell>
          <table:table-cell office:value-type="float" office:value="1.46610880006684E+015" calcext:value-type="float">
            <text:p>1466108800066840</text:p>
          </table:table-cell>
          <table:table-cell office:value-type="float" office:value="17193" calcext:value-type="float">
            <text:p>17193</text:p>
          </table:table-cell>
          <table:table-cell/>
          <table:table-cell office:value-type="float" office:value="1005729" calcext:value-type="float">
            <text:p>1005729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08641504E+015" calcext:value-type="float">
            <text:p>1466109086415040</text:p>
          </table:table-cell>
          <table:table-cell office:value-type="float" office:value="1.46610908643152E+015" calcext:value-type="float">
            <text:p>1466109086431520</text:p>
          </table:table-cell>
          <table:table-cell office:value-type="float" office:value="16481" calcext:value-type="float">
            <text:p>16481</text:p>
          </table:table-cell>
          <table:table-cell/>
          <table:table-cell office:value-type="float" office:value="1012044" calcext:value-type="float">
            <text:p>1012044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64120271E+015" calcext:value-type="float">
            <text:p>1466109641202710</text:p>
          </table:table-cell>
          <table:table-cell office:value-type="float" office:value="1.46610964122082E+015" calcext:value-type="float">
            <text:p>1466109641220820</text:p>
          </table:table-cell>
          <table:table-cell office:value-type="float" office:value="18105" calcext:value-type="float">
            <text:p>18105</text:p>
          </table:table-cell>
          <table:table-cell/>
          <table:table-cell office:value-type="float" office:value="1012634" calcext:value-type="float">
            <text:p>1012634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905136E+015" calcext:value-type="float">
            <text:p>1466109905136000</text:p>
          </table:table-cell>
          <table:table-cell office:value-type="float" office:value="1.46610990515878E+015" calcext:value-type="float">
            <text:p>1466109905158780</text:p>
          </table:table-cell>
          <table:table-cell office:value-type="float" office:value="22787" calcext:value-type="float">
            <text:p>22787</text:p>
          </table:table-cell>
          <table:table-cell/>
          <table:table-cell office:value-type="float" office:value="1013103" calcext:value-type="float">
            <text:p>1013103</text:p>
          </table:table-cell>
          <table:table-cell office:value-type="string" calcext:value-type="string">
            <text:p>libxl__bootloader_run</text:p>
          </table:table-cell>
          <table:table-cell office:value-type="float" office:value="1.46611016541558E+015" calcext:value-type="float">
            <text:p>1466110165415580</text:p>
          </table:table-cell>
          <table:table-cell office:value-type="float" office:value="1.4661101654332E+015" calcext:value-type="float">
            <text:p>1466110165433200</text:p>
          </table:table-cell>
          <table:table-cell office:value-type="float" office:value="17625" calcext:value-type="float">
            <text:p>17625</text:p>
          </table:table-cell>
          <table:table-cell/>
          <table:table-cell table:formula="of:=[.B59]" office:value-type="string" office:string-value="libxl__bootloader_run" calcext:value-type="string">
            <text:p>libxl__bootloader_run</text:p>
          </table:table-cell>
          <table:table-cell table:formula="of:=AVERAGE([.E59];[.K59];[.Q59];[.W59];[.AC59])" office:value-type="float" office:value="18438.2" calcext:value-type="float">
            <text:p>18438.2</text:p>
          </table:table-cell>
          <table:table-cell table:number-columns-repeated="2"/>
        </table:table-row>
        <table:table-row table:style-name="ro1">
          <table:table-cell office:value-type="float" office:value="1001619" calcext:value-type="float">
            <text:p>1001619</text:p>
          </table:table-cell>
          <table:table-cell office:value-type="string" calcext:value-type="string">
            <text:p>xc_domain_create</text:p>
          </table:table-cell>
          <table:table-cell office:value-type="float" office:value="1.46610880004496E+015" calcext:value-type="float">
            <text:p>1466108800044960</text:p>
          </table:table-cell>
          <table:table-cell office:value-type="float" office:value="1.46610880004508E+015" calcext:value-type="float">
            <text:p>146610880004508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001581" calcext:value-type="float">
            <text:p>1001581</text:p>
          </table:table-cell>
          <table:table-cell office:value-type="string" calcext:value-type="string">
            <text:p>xc_domain_create</text:p>
          </table:table-cell>
          <table:table-cell office:value-type="float" office:value="1.4661090864109E+015" calcext:value-type="float">
            <text:p>1466109086410900</text:p>
          </table:table-cell>
          <table:table-cell office:value-type="float" office:value="1.46610908641101E+015" calcext:value-type="float">
            <text:p>146610908641101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01485" calcext:value-type="float">
            <text:p>1001485</text:p>
          </table:table-cell>
          <table:table-cell office:value-type="string" calcext:value-type="string">
            <text:p>xc_domain_create</text:p>
          </table:table-cell>
          <table:table-cell office:value-type="float" office:value="1.46610964119215E+015" calcext:value-type="float">
            <text:p>1466109641192150</text:p>
          </table:table-cell>
          <table:table-cell office:value-type="float" office:value="1.46610964119228E+015" calcext:value-type="float">
            <text:p>146610964119228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1643" calcext:value-type="float">
            <text:p>1001643</text:p>
          </table:table-cell>
          <table:table-cell office:value-type="string" calcext:value-type="string">
            <text:p>xc_domain_create</text:p>
          </table:table-cell>
          <table:table-cell office:value-type="float" office:value="1.466109905125E+015" calcext:value-type="float">
            <text:p>1466109905125000</text:p>
          </table:table-cell>
          <table:table-cell office:value-type="float" office:value="1.46610990512512E+015" calcext:value-type="float">
            <text:p>146610990512512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01966" calcext:value-type="float">
            <text:p>1001966</text:p>
          </table:table-cell>
          <table:table-cell office:value-type="string" calcext:value-type="string">
            <text:p>xc_domain_create</text:p>
          </table:table-cell>
          <table:table-cell office:value-type="float" office:value="1.46611016540444E+015" calcext:value-type="float">
            <text:p>1466110165404440</text:p>
          </table:table-cell>
          <table:table-cell office:value-type="float" office:value="1.46611016540455E+015" calcext:value-type="float">
            <text:p>146611016540455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60]" office:value-type="string" office:string-value="xc_domain_create" calcext:value-type="string">
            <text:p>xc_domain_create</text:p>
          </table:table-cell>
          <table:table-cell table:formula="of:=AVERAGE([.E60];[.K60];[.Q60];[.W60];[.AC60])" office:value-type="float" office:value="118.4" calcext:value-type="float">
            <text:p>118.4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384" calcext:value-type="float">
            <text:p>10243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45209" calcext:value-type="float">
            <text:p>10452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74119" calcext:value-type="float">
            <text:p>107411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81315" calcext:value-type="float">
            <text:p>10813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2784" calcext:value-type="float">
            <text:p>10927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8919" calcext:value-type="float">
            <text:p>11289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34054" calcext:value-type="float">
            <text:p>113405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57269" calcext:value-type="float">
            <text:p>115726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76501" calcext:value-type="float">
            <text:p>11765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4455" calcext:value-type="float">
            <text:p>120445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16792" calcext:value-type="float">
            <text:p>121679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20942" calcext:value-type="float">
            <text:p>122094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59362" calcext:value-type="float">
            <text:p>125936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61125" calcext:value-type="float">
            <text:p>126112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78962" calcext:value-type="float">
            <text:p>127896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99048" calcext:value-type="float">
            <text:p>129904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313287" calcext:value-type="float">
            <text:p>231328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329847" calcext:value-type="float">
            <text:p>232984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355286" calcext:value-type="float">
            <text:p>235528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373263" calcext:value-type="float">
            <text:p>237326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383507" calcext:value-type="float">
            <text:p>238350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405449" calcext:value-type="float">
            <text:p>240544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24061" calcext:value-type="float">
            <text:p>42406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460402" calcext:value-type="float">
            <text:p>460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7:56:54.089164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22:54:49.036977865</meta:creation-date>
    <dc:date>2016-06-19T18:02:55.139530261</dc:date>
    <meta:editing-duration>PT1H16S</meta:editing-duration>
    <meta:editing-cycles>10</meta:editing-cycles>
    <meta:generator>LibreOffice/4.2.8.2$Linux_X86_64 LibreOffice_project/420m0$Build-2</meta:generator>
    <meta:document-statistic meta:table-count="2" meta:cell-count="14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39cm" svg:y="0.316cm" chart:style-name="ch2">
          <text:p>Time (usec)</text:p>
        </chart:title>
        <chart:plot-area chart:style-name="ch3" table:cell-range-address="Sheet1.AE2:Sheet1.AF2 Sheet1.AE28:Sheet1.AF28 Sheet1.AE46:Sheet1.AF46" chart:data-source-has-labels="column" svg:x="0.32cm" svg:y="1.301cm" svg:width="15.36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61cm" svg:y="1.301cm" svg:width="12.66cm" svg:height="6.8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E2:Sheet1.AE2 Sheet1.AE28:Sheet1.AE28 Sheet1.AE46:Sheet1.AE4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AF2:Sheet1.AF2 Sheet1.AF28:Sheet1.AF28 Sheet1.AF46:Sheet1.AF4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rst boot</text:p>
                <draw:g>
                  <svg:desc>Sheet1.AE2:Sheet1.AE2 Sheet1.AE28:Sheet1.AE28 Sheet1.AE46:Sheet1.AE46</svg:desc>
                </draw:g>
              </table:table-cell>
              <table:table-cell office:value-type="float" office:value="45057210.8">
                <text:p>45057210.8</text:p>
                <draw:g>
                  <svg:desc>Sheet1.AF2:Sheet1.AF2 Sheet1.AF28:Sheet1.AF28 Sheet1.AF46:Sheet1.AF46</svg:desc>
                </draw:g>
              </table:table-cell>
            </table:table-row>
            <table:table-row>
              <table:table-cell office:value-type="string">
                <text:p>Second boot</text:p>
              </table:table-cell>
              <table:table-cell office:value-type="float" office:value="1031209.2">
                <text:p>1031209.2</text:p>
              </table:table-cell>
            </table:table-row>
            <table:table-row>
              <table:table-cell office:value-type="string">
                <text:p>Third boot</text:p>
              </table:table-cell>
              <table:table-cell office:value-type="float" office:value="1031140.2">
                <text:p>103114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71cm" svg:height="9cm" xlink:href=".." xlink:type="simple" chart:class="chart:bar" chart:style-name="ch1">
        <chart:title svg:x="3.962cm" svg:y="0.316cm" chart:style-name="ch2">
          <text:p>First boot</text:p>
        </chart:title>
        <chart:plot-area chart:style-name="ch3" table:cell-range-address="Sheet1.AG3:Sheet1.AH4" chart:data-source-has-labels="column" svg:x="0.199cm" svg:y="1.301cm" svg:width="9.573cm" svg:height="7.519cm">
          <chartooo:coordinate-region svg:x="1.932cm" svg:y="1.5cm" svg:width="7.84cm" svg:height="6.673cm"/>
          <chart:axis chart:dimension="x" chart:name="primary-x" chart:style-name="ch4" chartooo:axis-type="auto">
            <chartooo:date-scale/>
            <chart:categories table:cell-range-address="Sheet1.AG3:Sheet1.A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H3:Sheet1.AH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others</text:p>
                <draw:g>
                  <svg:desc>Sheet1.AG3:Sheet1.AG4</svg:desc>
                </draw:g>
              </table:table-cell>
              <table:table-cell office:value-type="float" office:value="48.5999999940395">
                <text:p>48.5999999940395</text:p>
                <draw:g>
                  <svg:desc>Sheet1.AH3:Sheet1.AH4</svg:desc>
                </draw:g>
              </table:table-cell>
            </table:table-row>
            <table:table-row>
              <table:table-cell office:value-type="string">
                <text:p>create_domain</text:p>
              </table:table-cell>
              <table:table-cell office:value-type="float" office:value="45057162.2">
                <text:p>4505716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cm" svg:y="0.316cm" chart:style-name="ch2">
          <text:p>First boot: create_domain</text:p>
        </chart:title>
        <chart:plot-area chart:style-name="ch3" table:cell-range-address="Sheet1.AE4:Sheet1.AF5 Sheet1.AE16:Sheet1.AF16 Sheet1.AE18:Sheet1.AF19" chart:data-source-has-labels="column" svg:x="0.32cm" svg:y="1.301cm" svg:width="15.36cm" svg:height="7.519cm">
          <chartooo:coordinate-region svg:x="2.053cm" svg:y="1.5cm" svg:width="13.177cm" svg:height="6.275cm"/>
          <chart:axis chart:dimension="x" chart:name="primary-x" chart:style-name="ch4" chartooo:axis-type="auto">
            <chartooo:date-scale/>
            <chart:categories table:cell-range-address="Sheet1.AE4:Sheet1.AE5 Sheet1.AE16:Sheet1.AE16 Sheet1.AE18:Sheet1.AE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F4:Sheet1.AF5 Sheet1.AF16:Sheet1.AF16 Sheet1.AF18:Sheet1.AF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 Column AF Column AF</text:p>
              </table:table-cell>
            </table:table-row>
          </table:table-header-rows>
          <table:table-rows>
            <table:table-row>
              <table:table-cell office:value-type="string">
                <text:p>acquire_lock</text:p>
                <draw:g>
                  <svg:desc>Sheet1.AE4:Sheet1.AE5 Sheet1.AE16:Sheet1.AE16 Sheet1.AE18:Sheet1.AE19</svg:desc>
                </draw:g>
              </table:table-cell>
              <table:table-cell office:value-type="float" office:value="19.6">
                <text:p>19.6</text:p>
                <draw:g>
                  <svg:desc>Sheet1.AF4:Sheet1.AF5 Sheet1.AF16:Sheet1.AF16 Sheet1.AF18:Sheet1.AF19</svg:desc>
                </draw:g>
              </table:table-cell>
            </table:table-row>
            <table:table-row>
              <table:table-cell office:value-type="string">
                <text:p>freemem</text:p>
              </table:table-cell>
              <table:table-cell office:value-type="float" office:value="45028809.4">
                <text:p>45028809.4</text:p>
              </table:table-cell>
            </table:table-row>
            <table:table-row>
              <table:table-cell office:value-type="string">
                <text:p>libxl_domain_create_new</text:p>
              </table:table-cell>
              <table:table-cell office:value-type="float" office:value="25018.4">
                <text:p>25018.4</text:p>
              </table:table-cell>
            </table:table-row>
            <table:table-row>
              <table:table-cell office:value-type="string">
                <text:p>release_lock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libxl_domain_unpaus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title svg:x="6.681cm" svg:y="0.316cm" chart:style-name="ch2">
          <text:p>Second boot</text:p>
        </chart:title>
        <chart:plot-area chart:style-name="ch3" table:cell-range-address="Sheet1.AE30:Sheet1.AF31 Sheet1.AE34:Sheet1.AF34 Sheet1.AE36:Sheet1.AF37" chart:data-source-has-labels="column" svg:x="0.319cm" svg:y="1.301cm" svg:width="15.353cm" svg:height="7.525cm">
          <chartooo:coordinate-region svg:x="1.866cm" svg:y="1.5cm" svg:width="13.374cm" svg:height="6.281cm"/>
          <chart:axis chart:dimension="x" chart:name="primary-x" chart:style-name="ch4" chartooo:axis-type="auto">
            <chartooo:date-scale/>
            <chart:categories table:cell-range-address="Sheet1.AE30:Sheet1.AE31 Sheet1.AE34:Sheet1.AE34 Sheet1.AE36:Sheet1.A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F30:Sheet1.AF31 Sheet1.AF34:Sheet1.AF34 Sheet1.AF36:Sheet1.AF3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 Column AF Column AF</text:p>
              </table:table-cell>
            </table:table-row>
          </table:table-header-rows>
          <table:table-rows>
            <table:table-row>
              <table:table-cell office:value-type="string">
                <text:p>acquire_lock</text:p>
                <draw:g>
                  <svg:desc>Sheet1.AE30:Sheet1.AE31 Sheet1.AE34:Sheet1.AE34 Sheet1.AE36:Sheet1.AE37</svg:desc>
                </draw:g>
              </table:table-cell>
              <table:table-cell office:value-type="float" office:value="14">
                <text:p>14</text:p>
                <draw:g>
                  <svg:desc>Sheet1.AF30:Sheet1.AF31 Sheet1.AF34:Sheet1.AF34 Sheet1.AF36:Sheet1.AF37</svg:desc>
                </draw:g>
              </table:table-cell>
            </table:table-row>
            <table:table-row>
              <table:table-cell office:value-type="string">
                <text:p>freemem</text:p>
              </table:table-cell>
              <table:table-cell office:value-type="float" office:value="1000955.6">
                <text:p>1000955.6</text:p>
              </table:table-cell>
            </table:table-row>
            <table:table-row>
              <table:table-cell office:value-type="string">
                <text:p>libxl_domain_create_new</text:p>
              </table:table-cell>
              <table:table-cell office:value-type="float" office:value="27211.2">
                <text:p>27211.2</text:p>
              </table:table-cell>
            </table:table-row>
            <table:table-row>
              <table:table-cell office:value-type="string">
                <text:p>release_lock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libxl_domain_unpause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6cm" chart:style-name="ch2">
          <text:p>Third boot</text:p>
        </chart:title>
        <chart:plot-area chart:style-name="ch3" table:cell-range-address="Sheet1.AE48:Sheet1.AF49 Sheet1.AE52:Sheet1.AF52 Sheet1.AE54:Sheet1.AF55" chart:data-source-has-labels="column" svg:x="0.32cm" svg:y="1.301cm" svg:width="15.36cm" svg:height="7.519cm">
          <chartooo:coordinate-region svg:x="1.867cm" svg:y="1.5cm" svg:width="13.381cm" svg:height="6.275cm"/>
          <chart:axis chart:dimension="x" chart:name="primary-x" chart:style-name="ch4" chartooo:axis-type="auto">
            <chartooo:date-scale/>
            <chart:categories table:cell-range-address="Sheet1.AE48:Sheet1.AE49 Sheet1.AE52:Sheet1.AE52 Sheet1.AE54:Sheet1.AE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F48:Sheet1.AF49 Sheet1.AF52:Sheet1.AF52 Sheet1.AF54:Sheet1.AF5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 Column AF Column AF</text:p>
              </table:table-cell>
            </table:table-row>
          </table:table-header-rows>
          <table:table-rows>
            <table:table-row>
              <table:table-cell office:value-type="string">
                <text:p>acquire_lock</text:p>
                <draw:g>
                  <svg:desc>Sheet1.AE48:Sheet1.AE49 Sheet1.AE52:Sheet1.AE52 Sheet1.AE54:Sheet1.AE55</svg:desc>
                </draw:g>
              </table:table-cell>
              <table:table-cell office:value-type="float" office:value="13.8">
                <text:p>13.8</text:p>
                <draw:g>
                  <svg:desc>Sheet1.AF48:Sheet1.AF49 Sheet1.AF52:Sheet1.AF52 Sheet1.AF54:Sheet1.AF55</svg:desc>
                </draw:g>
              </table:table-cell>
            </table:table-row>
            <table:table-row>
              <table:table-cell office:value-type="string">
                <text:p>freemem</text:p>
              </table:table-cell>
              <table:table-cell office:value-type="float" office:value="1000935.8">
                <text:p>1000935.8</text:p>
              </table:table-cell>
            </table:table-row>
            <table:table-row>
              <table:table-cell office:value-type="string">
                <text:p>libxl_domain_create_new</text:p>
              </table:table-cell>
              <table:table-cell office:value-type="float" office:value="27356.6">
                <text:p>27356.6</text:p>
              </table:table-cell>
            </table:table-row>
            <table:table-row>
              <table:table-cell office:value-type="string">
                <text:p>release_lock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libxl_domain_unpause</text:p>
              </table:table-cell>
              <table:table-cell office:value-type="float" office:value="11.6">
                <text:p>11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